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5FBDFD39DF1AB59D.png" manifest:media-type="image/png"/>
  <manifest:file-entry manifest:full-path="Pictures/10000201000000C3000001038C928AA4E07C356B.png" manifest:media-type="image/png"/>
  <manifest:file-entry manifest:full-path="Pictures/10000201000000150000001D355EE526B56FE17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Linux Libertine Display G" svg:font-family="'Linux Libertine Display G'" style:font-pitch="variable"/>
    <style:font-face style:name="TibetanChogyalUnicode-170221" svg:font-family="TibetanChogyalUnicode-170221" style:font-pitch="variable"/>
    <style:font-face style:name="Berlin Sans FB" svg:font-family="'Berlin Sans FB'" style:font-family-generic="roman" style:font-pitch="variable"/>
    <style:font-face style:name="Century1" svg:font-family="Century" style:font-family-generic="roman" style:font-pitch="variable"/>
    <style:font-face style:name="Century" svg:font-family="Century" style:font-adornments="Normal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betanChogyalSkt3" svg:font-family="TibetanChogyalSkt3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1d680d2" officeooo:paragraph-rsid="01d680d2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Tibetan_20_Instructions">
      <style:text-properties officeooo:paragraph-rsid="0232c41b"/>
    </style:style>
    <style:style style:name="P4" style:family="paragraph" style:parent-style-name="Tibetan_20_Instructions">
      <style:text-properties officeooo:paragraph-rsid="0234991f"/>
    </style:style>
    <style:style style:name="P5" style:family="paragraph" style:parent-style-name="Translation">
      <style:text-properties officeooo:paragraph-rsid="0234991f"/>
    </style:style>
    <style:style style:name="P6" style:family="paragraph" style:parent-style-name="Transliteration">
      <style:text-properties officeooo:paragraph-rsid="0232c41b"/>
    </style:style>
    <style:style style:name="P7" style:family="paragraph" style:parent-style-name="Transliteration">
      <style:text-properties officeooo:paragraph-rsid="0234991f"/>
    </style:style>
    <style:style style:name="P8" style:family="paragraph" style:parent-style-name="Transliteration">
      <style:text-properties officeooo:rsid="0234991f" officeooo:paragraph-rsid="0234991f"/>
    </style:style>
    <style:style style:name="T1" style:family="text">
      <style:text-properties style:font-name="TibetanChogyalSkt3" fo:font-size="31pt" style:font-size-asian="19pt" style:font-size-complex="28pt"/>
    </style:style>
    <style:style style:name="T2" style:family="text">
      <style:text-properties officeooo:rsid="0234991f"/>
    </style:style>
    <style:style style:name="T3" style:family="text">
      <style:text-properties style:font-name="Calibri" fo:language="zxx" fo:country="none" officeooo:rsid="0234991f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34224843" text:style-name="Outline">
        <text:list-item>
          <text:h text:style-name="P2" text:outline-level="1">Lineage Prayer</text:h>
        </text:list-item>
      </text:list>
      <text:p text:style-name="Transliteration"><text:bookmark-start text:name="__RefHeading___Toc4313_621886178"/>Katak dömé gönpo küntu zang<text:bookmark-end text:name="__RefHeading___Toc4313_621886178"/></text:p>
      <text:p text:style-name="Transliteration">Longku riknga rikdü dorjé sem</text:p>
      <text:p text:style-name="Transliteration">Pelchen sangwé dapo dorjé chö</text:p>
      <text:p text:style-name="Transliteration">Sölwa depso düzhi yültr'uk dok</text:p>
      <text:p text:style-name="Transliteration">Lékyi wangmo trabh tizhap</text:p>
      <text:p text:style-name="Transliteration">Nangsi silnön gyelwang thötr'eng tsel</text:p>
      <text:p text:style-name="Transliteration">Gyelyum tsogyel thuksé jembang trok</text:p>
      <text:p text:style-name="Transliteration">Sölwa depso düzhi yültr'uk dok</text:p>
      <text:p text:style-name="Transliteration">Mönlam wangyur langtro lo-undefinedé zhap</text:p>
      <text:p text:style-name="Transliteration">Trülpé terchen düjom dorjé tsen</text:p>
      <text:p text:style-name="Transliteration">Léchen chöda gyüpar chénam la</text:p>
      <text:p text:style-name="Transliteration">Sölwa depso düzhi yültr'uk dok</text:p>
      <text:p text:style-name="Transliteration">Dukpa chenla nyingjé raptr'ö pa</text:p>
      <text:p text:style-name="Transliteration">Pelchen yitam vajra kuma ra</text:p>
      <text:p text:style-name="Transliteration">Kichö kyongtam chenter sungla</text:p>
      <text:p text:style-name="Transliteration">Sölwa depso düzhi yültr'uk dok</text:p>
      <text:p text:style-name="Transliteration">Tétar sölwa tapé chinlap kyi</text:p>
      <text:p text:style-name="Transliteration">Nyidzin düzhi lépé nangsi chö</text:p>
      <text:p text:style-name="Transliteration">P'urzhi gongi katak dengtsé nyé</text:p>
      <text:p text:style-name="Transliteration">Lhüntrup nangzhi chönyi sésar khyöl</text:p>
      <text:p text:style-name="Transliteration">Kuzhi drézang délak minkyur chik</text:p>
      <text:p text:style-name="Transliteration"/>
      <text:p text:style-name="P4"><text:span text:style-name="T1">μ</text:span> བླ་ཕུར་ཐུགས་ཀྱི་ཐིག་ལེ་ལས༔ ཕྲིན་ལས་རྒྱས་པ་དཔལ་ཆེན་དགྱེས་གླུ་བཞུགས༔</text:p>
      <text:p text:style-name="Transliteration">Tr'akthung yongdzok lhala dü</text:p>
      <text:p text:style-name="Transliteration">Danyi dorjé thötr'eng tsel</text:p>
      <text:p text:style-name="Transliteration">Sangyé künkyi tr'inlé zuk</text:p>
      <text:p text:style-name="Transliteration">Kyilkhor dapo nyisu mé</text:p>
      <text:p text:style-name="Transliteration">Dorjé p'urpé gyülung tang</text:p>
      <text:p text:style-name="Transliteration">Mengak künkyi kayang pap</text:p>
      <text:p text:style-name="Transliteration">Shintu sapé tharthuk ni</text:p>
      <text:p text:style-name="Transliteration">Lama yitam yermé tu</text:p>
      <text:p text:style-name="Transliteration">Drupé senglam méchung wa</text:p>
      <text:p text:style-name="Transliteration">Ngotsar chenpö sapgyé chö</text:p>
      <text:p text:style-name="P7">Drupé rimpa méchung ten</text:p>
      <text:p text:style-name="P5"/>
      <text:p text:style-name="Transliteration">Samaya</text:p>
      <text:p text:style-name="Transliteration"/>
      <text:p text:style-name="Transliteration">Namo <text:s text:c="3"/>Sangyé künkyi yéshé ku</text:p>
      <text:p text:style-name="Transliteration">Héru kapel lama jé</text:p>
      <text:p text:style-name="Transliteration"><text:soft-page-break/>Kyilkhor künkyi chépa po</text:p>
      <text:p text:style-name="Transliteration">Miché küpé kyapsu chi</text:p>
      <text:p text:style-name="Transliteration"/>
      <text:p text:style-name="Transliteration">Ho <text:s text:c="3"/>Matok thamel tr'ülpé dro</text:p>
      <text:p text:style-name="Transliteration">Yéshé yingsu drölwé chir</text:p>
      <text:p text:style-name="Transliteration">Pelchen lha-ngak tingdzin kyi</text:p>
      <text:p text:style-name="Transliteration">Changchup choktu semkyé to</text:p>
      <text:p text:style-name="Transliteration"/>
      <text:p text:style-name="Transliteration">Ho <text:s text:c="3"/>Kyémé chökü ying-nyi lé</text:p>
      <text:p text:style-name="Transliteration">Mayö yéshé gakmé tsel</text:p>
      <text:p text:style-name="Transliteration">Pelchen dorjé p'urpa yi</text:p>
      <text:p text:style-name="Transliteration">Tsasum lhala küchak tsel</text:p>
      <text:p text:style-name="Transliteration">Künzang chöpa gyamtsö chö</text:p>
      <text:p text:style-name="Transliteration">Diktung geltr'ül thamché shak</text:p>
      <text:p text:style-name="Transliteration">Khordé géla jéyi rang</text:p>
      <text:p text:style-name="Transliteration">Sapgyé chökyi mintröl chir</text:p>
      <text:p text:style-name="Transliteration">Dorjé sangsum takzhuk söl</text:p>
      <text:p text:style-name="Transliteration">Gétsok changchup nyingpor ngo</text:p>
      <text:p text:style-name="Transliteration">Drokün sizhi létröl sho</text:p>
      <text:p text:style-name="Transliteration"/>
      <text:p text:style-name="Transliteration">Hūṃ <text:s text:c="3"/>Nyönchik gektang lokpar dren</text:p>
      <text:p text:style-name="Transliteration">Ngayi kalé dama ché</text:p>
      <text:p text:style-name="Transliteration">Dorjé sangwé kalé ni</text:p>
      <text:p text:style-name="Transliteration">Dikchen kangzhik daché na</text:p>
      <text:p text:style-name="Transliteration">Topchen tr'owo chenpo chü</text:p>
      <text:p text:style-name="Transliteration">Lépa tselpa gyaru khöl</text:p>
      <text:p text:style-name="Transliteration">Téwé tamla mada par</text:p>
      <text:p text:style-name="Transliteration">Chinpé torma dikhyer la</text:p>
      <text:p text:style-name="Transliteration">Gyamtso chenpö p'athar teng</text:p>
      <text:p text:style-name="Transliteration"/>
      <text:p text:style-name="Transliteration">Hūṃ <text:s text:c="3"/>Trülpé p'o-nya trondu yi</text:p>
      <text:p text:style-name="Transliteration">Nangsi p'urpé zhingtu kyur</text:p>
      <text:p text:style-name="Transliteration">Künkyang gongpa miyel pé</text:p>
      <text:p text:style-name="Transliteration">Lha-ngak yéshé yermé pé</text:p>
      <text:p text:style-name="Transliteration">Rangchung kyilkhor chenpor shar</text:p>
      <text:p text:style-name="Transliteration"/>
      <text:p text:style-name="Transliteration">Om vajra <text:span text:style-name="T3">raksha raksha</text:span> <text:span text:style-name="T3">bhrum</text:span></text:p>
      <text:p text:style-name="Transliteration"/>
      <text:p text:style-name="Transliteration">Hūṃ <text:s text:c="3"/>Nöchü döné kyilkhor lha</text:p>
      <text:p text:style-name="Transliteration">Rangzhin nyitu lhünkyi trup</text:p>
      <text:p text:style-name="Transliteration">Takpé nöchü goyé zhing</text:p>
      <text:p text:style-name="Transliteration">Nyimé nyampé dachak tsel</text:p>
      <text:p text:style-name="Transliteration"/>
      <text:p text:style-name="Transliteration"><text:span text:style-name="T3">Sarwa mandala bhrum </text:span></text:p>
      <text:p text:style-name="Transliteration"/>
      <text:p text:style-name="Transliteration"><text:soft-page-break/>Hūṃ <text:s text:c="3"/>Chöying rangchung delwa ché</text:p>
      <text:p text:style-name="Transliteration">Yéshé kyilkhor lhayi tel</text:p>
      <text:p text:style-name="Transliteration">Gakmé zukyi kurzheng la</text:p>
      <text:p text:style-name="Transliteration">Wangkur chinp'op taktsen tön</text:p>
      <text:p text:style-name="Transliteration">Gyüsum lama rikdzin tsok</text:p>
      <text:p text:style-name="Transliteration">Gongyü rikpé tselkyé la</text:p>
      <text:p text:style-name="Transliteration">Tokpa töngyü chökyi kü</text:p>
      <text:p text:style-name="Transliteration">Chinchen p'opla wangkur chik</text:p>
      <text:p text:style-name="Transliteration">Trusum thing-nak éyi long</text:p>
      <text:p text:style-name="Transliteration">Ngépa ngatang longchö dzok</text:p>
      <text:p text:style-name="Transliteration">Dorjé zhönu kyilkhor lhé</text:p>
      <text:p text:style-name="Transliteration">Nédir chinp'op taktsen tön</text:p>
      <text:p text:style-name="Transliteration">Chokchu takpé zhingkham né</text:p>
      <text:p text:style-name="Transliteration">Düdül tr'ochu yapyum tang</text:p>
      <text:p text:style-name="Transliteration">Tr'achak gomé tsokché kyi</text:p>
      <text:p text:style-name="Transliteration">Chinp'op wangkur ngötrup tsöl</text:p>
      <text:p text:style-name="Transliteration">Dakam kusung thukying né</text:p>
      <text:p text:style-name="Transliteration">Trülpé séchok nyishu chik</text:p>
      <text:p text:style-name="Transliteration">Drölché yatro dayi</text:p>
      <text:p text:style-name="Transliteration">Khamsum yingdröl chinchen p'op</text:p>
      <text:p text:style-name="Transliteration">Yumchen khorlo gyédep ma</text:p>
      <text:p text:style-name="Transliteration">Gokyong p'ursung wangmo sok</text:p>
      <text:p text:style-name="Transliteration">Néyül khandro chökyong ki</text:p>
      <text:p text:style-name="Transliteration">Tr'inlé thokmé chinp'op chik</text:p>
      <text:p text:style-name="Transliteration">Tsasum lhatsok malü kün</text:p>
      <text:p text:style-name="Transliteration">Dorjé kuyi kartap gyur</text:p>
      <text:p text:style-name="Transliteration">Rangchung ngakdra undefinedahri dza</text:p>
      <text:p text:style-name="Transliteration">Détong zichin cherkyé la</text:p>
      <text:p text:style-name="Transliteration">Métok chartang pötrin ngé</text:p>
      <text:p text:style-name="Transliteration">Sasum khyapar dzétang ché</text:p>
      <text:p text:style-name="Transliteration">Néchok diru chinp'op chik</text:p>
      <text:p text:style-name="Transliteration">Drupchok namla wangzhi wangkur</text:p>
      <text:p text:style-name="Transliteration">Gektang lokdren parché söl</text:p>
      <text:p text:style-name="P7">Choktang thünmong ngötrup tsöl</text:p>
      <text:p text:style-name="P7">Om shiri héru kavajra troda kilaya sapa riwa ragya na-a pasha ya-a a</text:p>
      <text:p text:style-name="Transliteration">Hrihri hri</text:p>
      <text:p text:style-name="P8">Undefineda-undefineda undefineda</text:p>
      <text:p text:style-name="Transliteration"/>
      <text:p text:style-name="Transliteration">Hūṃ hri Nöchü namtak okmin zhing</text:p>
      <text:p text:style-name="Transliteration">Tr'akthung rölpé turtr'ö cher</text:p>
      <text:p text:style-name="Transliteration">Chinang sangwa lamé pé</text:p>
      <text:p text:style-name="Transliteration">Künzang chötrin gyatsor kyur</text:p>
      <text:p text:style-name="P7">Om vajra ra-né Draba maha padza ah hūṃ</text:p>
      <text:p text:style-name="Transliteration">Om ba tsa-a mita hūṃ hri undefineda</text:p>
      <text:p text:style-name="Transliteration">Om ah hūṃ maha wali taté dzawa lita bhla bhté kuha sama yasa ha</text:p>
      <text:p text:style-name="Transliteration"><text:soft-page-break/>Om ah hūṃ maha rasa tra-undefineda lahūṃ ta</text:p>
      <text:p text:style-name="Transliteration"/>
      <text:p text:style-name="Transliteration">Om maha undefineduna tagya navajra sa-undefineda wa-ap ko</text:p>
      <text:p text:style-name="Transliteration">Dorjé tongpa nyikyi ying</text:p>
      <text:p text:style-name="Transliteration">Khortang nya-ngen dépé sok</text:p>
      <text:p text:style-name="Transliteration">Künla khyapching künlé dé</text:p>
      <text:p text:style-name="Transliteration">Thamché chépo nga-nyi to</text:p>
      <text:p text:style-name="Transliteration">Tétar matok yichen nam</text:p>
      <text:p text:style-name="Transliteration">Tr'ülpa luku gyütu khyam</text:p>
      <text:p text:style-name="Transliteration">Nyingjé tékün drelché chir</text:p>
      <text:p text:style-name="Transliteration">Künang thukjé khakhyap del</text:p>
      <text:p text:style-name="Transliteration">Tongpé sokni nyingjé chir</text:p>
      <text:p text:style-name="Transliteration">Sungjuk miné yéshé ché</text:p>
      <text:p text:style-name="Transliteration">Hūṃ yik soki koru gom</text:p>
      <text:p text:style-name="Transliteration">Namkhé kyilné thikpa shar</text:p>
      <text:p text:style-name="Transliteration"/>
      <text:p text:style-name="Transliteration">Gyulé éya rasu undefinedu</text:p>
      <text:p text:style-name="Transliteration">Khatok ngaden yumngé ying</text:p>
      <text:p text:style-name="Transliteration">Dorjé tsünmö kharu shar</text:p>
      <text:p text:style-name="Transliteration">Dorjé dülthé delwé teng</text:p>
      <text:p text:style-name="Transliteration">Turtr'ö gyétang padma nyi</text:p>
      <text:p text:style-name="Transliteration">Chiröl sungwé kurkyi tam</text:p>
      <text:p text:style-name="Transliteration">Nangtu natsok dorjé ter</text:p>
      <text:p text:style-name="Transliteration">Rinchen létrup zhelmé khang</text:p>
      <text:p text:style-name="Transliteration">Truzhi gozhi tsikpa chen</text:p>
      <text:p text:style-name="Transliteration">Nangtu thöpa kamlön nyi</text:p>
      <text:p text:style-name="Transliteration">Mébar tüthül shuklu len</text:p>
      <text:p text:style-name="Transliteration">Namchak zertap tr'akyang dzak</text:p>
      <text:p text:style-name="Transliteration">P'aku trawa chéchang tr'ül</text:p>
      <text:p text:style-name="Transliteration">Pushü tengtu zhingki p'en</text:p>
      <text:p text:style-name="Transliteration">Rotré ngayap tsitok</text:p>
      <text:p text:style-name="Transliteration">Gyumé traché changtr'ül la</text:p>
      <text:p text:style-name="Transliteration">Yerkhé dralé chökyang tön</text:p>
      <text:p text:style-name="Transliteration">Üchur maha truyi</text:p>
      <text:p text:style-name="Transliteration">Thöpé thokp'up tsémo ru</text:p>
      <text:p text:style-name="Transliteration">Dorjé norwü öser tr'o</text:p>
      <text:p text:style-name="Transliteration">Zhelyé nangki téwa ru</text:p>
      <text:p text:style-name="Transliteration">Namchak khorlo tsipchü thar</text:p>
      <text:p text:style-name="Transliteration">Thöpa kampö mukhyü dum</text:p>
      <text:p text:style-name="Transliteration">Üsu trusum namthar sum</text:p>
      <text:p text:style-name="Transliteration">Tsöndi kamdün yéyön</text:p>
      <text:p text:style-name="Transliteration">Dorjé trakchen lhachen po</text:p>
      <text:p text:style-name="Transliteration">Khyoshuk nölwé teng-nyi tu</text:p>
      <text:p text:style-name="Transliteration">Hūṃ yik thoktar papa nyi</text:p>
      <text:p text:style-name="Transliteration">Trodü namchak dorjer kyur</text:p>
      <text:p text:style-name="Transliteration"><text:soft-page-break/>Tényi yongkyur chomden dé</text:p>
      <text:p text:style-name="Transliteration">Dorjé zhönu pelchen po</text:p>
      <text:p text:style-name="Transliteration">Thing-nak namkha undefinedamé dok</text:p>
      <text:p text:style-name="Transliteration">Zhelsum chaktruk zhapzhi dré</text:p>
      <text:p text:style-name="Transliteration">Yékar yönmar üthing nak</text:p>
      <text:p text:style-name="Transliteration">Gekpa ngamshing jiksu rung</text:p>
      <text:p text:style-name="Transliteration">Chengu dréching dangmik zir</text:p>
      <text:p text:style-name="Transliteration">Dzimin mara mézhin bar</text:p>
      <text:p text:style-name="Transliteration">Chétsik jakdril hūṃ tang undefineda</text:p>
      <text:p text:style-name="Transliteration">Ngaro trakpo göching shé</text:p>
      <text:p text:style-name="Transliteration">Thökam ngégyen relpa dzé</text:p>
      <text:p text:style-name="Transliteration">Thortsuk dorjé toki tsen</text:p>
      <text:p text:style-name="Transliteration">Chaktruk yékyi tangpo nyi</text:p>
      <text:p text:style-name="Transliteration">Dorjé tségu tsénga deng</text:p>
      <text:p text:style-name="Transliteration">Yönpé mépung kha-undefineda sor</text:p>
      <text:p text:style-name="Transliteration">Tha-nyi rirap p'urdril pé</text:p>
      <text:p text:style-name="Transliteration">Joryum khorlo gyédep khyü</text:p>
      <text:p text:style-name="Transliteration">Kuché yenlak rakpa la</text:p>
      <text:p text:style-name="Transliteration">Peltang turtr'ö chétham ché</text:p>
      <text:p text:style-name="Transliteration">Dzokpé kelpé mé-ü gying</text:p>
      <text:p text:style-name="Transliteration">Yumchen ngampa tr'ogek dzé</text:p>
      <text:p text:style-name="Transliteration">Yépa utpel yapgül khyü</text:p>
      <text:p text:style-name="Transliteration">Yönpé thötr'ak yézhel top</text:p>
      <text:p text:style-name="Transliteration">Zhöngek nubur bhagaka</text:p>
      <text:p text:style-name="Transliteration">Cherpu ziksham thökam tr'eng</text:p>
      <text:p text:style-name="Transliteration">Rüpé gyendzé relpa chang</text:p>
      <text:p text:style-name="Transliteration">Thökam ugyen zhapyé kyang</text:p>
      <text:p text:style-name="Transliteration">Yönkum pelkyi kula tr'il</text:p>
      <text:p text:style-name="Transliteration">Détong nyampa chenpor jor</text:p>
      <text:p text:style-name="Transliteration">Yapkyi thukar yéshé sem</text:p>
      <text:p text:style-name="Transliteration">Tsasum kündü thötr'eng tsel</text:p>
      <text:p text:style-name="Transliteration">Chölwé tr'ogyel kurzheng pa</text:p>
      <text:p text:style-name="Transliteration">Jikdzé dorjé trowo lö</text:p>
      <text:p text:style-name="Transliteration">Marmuk tumngam atsik dam</text:p>
      <text:p text:style-name="Transliteration">Chensum dumkhyil marmin bar</text:p>
      <text:p text:style-name="Transliteration">Rapchung chaluk rügyen tang</text:p>
      <text:p text:style-name="Transliteration">Migö toshel changzhing yo</text:p>
      <text:p text:style-name="Transliteration">Chakyé dorjé tségu deng</text:p>
      <text:p text:style-name="Transliteration">Yönpé namchak p'urpa zir</text:p>
      <text:p text:style-name="Transliteration">Zhapnyi tortap chilham ché</text:p>
      <text:p text:style-name="Transliteration">Pényi gyelsen dzipa yi</text:p>
      <text:p text:style-name="Transliteration">Takchen trümé teng-na gying</text:p>
      <text:p text:style-name="Transliteration">Kula dorjé mépung tang</text:p>
      <text:p text:style-name="Transliteration">Hūṃ ra takyi tsatsa tr'o</text:p>
      <text:p text:style-name="Transliteration">Tsowo yapyum détong ki</text:p>
      <text:p text:style-name="Transliteration">Jortsam changchup semkyi trin</text:p>
      <text:p text:style-name="Transliteration">Hūṃ yik chutrö khorlö tsip</text:p>
      <text:p text:style-name="Transliteration">Khöpa tr'ogyel churu kyur</text:p>
      <text:p text:style-name="Transliteration"><text:soft-page-break/>Tengtu hūṃ kar drajin ngo</text:p>
      <text:p text:style-name="Transliteration">Tr'amen p'aktang mikwü go</text:p>
      <text:p text:style-name="Transliteration">Shartu namgyel nyema kar</text:p>
      <text:p text:style-name="Transliteration">Tr'amen taktang chagö go</text:p>
      <text:p text:style-name="Transliteration">Sharlho yukngön dermo ngo</text:p>
      <text:p text:style-name="Transliteration">Tr'amen yaktang charok go</text:p>
      <text:p text:style-name="Transliteration">Lhoru shinjé turtr'ö thing</text:p>
      <text:p text:style-name="Transliteration">Tr'amen shawa ukpé go</text:p>
      <text:p text:style-name="Transliteration">Lho-nup miyo tünkhung nak</text:p>
      <text:p text:style-name="Transliteration">Tr'amen ziktang khaté go</text:p>
      <text:p text:style-name="Transliteration">Nuptu tamdrin tumo mar</text:p>
      <text:p text:style-name="Transliteration">Tr'amen chila pushü go</text:p>
      <text:p text:style-name="Transliteration">Nupchang dögyel da-nyem mar</text:p>
      <text:p text:style-name="Transliteration">Tr'amen changki tr'ayi go</text:p>
      <text:p text:style-name="Transliteration">Changchok dütsi lungjin jang</text:p>
      <text:p text:style-name="Transliteration">Tr'amen sengké p'awang go</text:p>
      <text:p text:style-name="Transliteration">Changshar dögyel söché nak</text:p>
      <text:p text:style-name="Transliteration">Tr'amen tomtang sémong go</text:p>
      <text:p text:style-name="Transliteration">Okchok topchen kyötü kha</text:p>
      <text:p text:style-name="Transliteration">Tr'amen trétang chiwé go</text:p>
      <text:p text:style-name="Transliteration">Künkyang zhelchik chaknyi kyi</text:p>
      <text:p text:style-name="Transliteration">Tr'inlé töntak p'urpa dril</text:p>
      <text:p text:style-name="Transliteration">Peltang turtr'ö chékyi gyen</text:p>
      <text:p text:style-name="Transliteration">Chokyong p'omö denla gying</text:p>
      <text:p text:style-name="Transliteration">Tr'amen nyishu cherpu la</text:p>
      <text:p text:style-name="Transliteration">Dzültang rüpé gyentang ché</text:p>
      <text:p text:style-name="Transliteration">Chakyu p'urdril karkyi gyün</text:p>
      <text:p text:style-name="Transliteration">Yéshé mé-ö long-na sel</text:p>
      <text:p text:style-name="Transliteration">Dakam sumla kusung thuk</text:p>
      <text:p text:style-name="Transliteration">Tsowö néngar séchok nga</text:p>
      <text:p text:style-name="Transliteration">Kutö zhelsum chakyang truk</text:p>
      <text:p text:style-name="Transliteration">Karmar thingser jang-nak zuk</text:p>
      <text:p text:style-name="Transliteration">Yényi dratr'a kha-undefineda tang</text:p>
      <text:p text:style-name="Transliteration">Yönyi khorlo dorjé nor</text:p>
      <text:p text:style-name="Transliteration">Padma gyatram tünshing ché</text:p>
      <text:p text:style-name="Transliteration">Tha-nyi künkyang p'urpa dril</text:p>
      <text:p text:style-name="Transliteration">Kumé namchak p'urpé wel</text:p>
      <text:p text:style-name="Transliteration">Nyampé nyingtap kuyi khyön</text:p>
      <text:p text:style-name="Transliteration">Turtr'ö pelché yongsu dzok</text:p>
      <text:p text:style-name="Transliteration">Chusin kha-né dikdzül chak</text:p>
      <text:p text:style-name="Transliteration">Méser tr'ochü khatr'u dep</text:p>
      <text:p text:style-name="Transliteration">Gozhir kyaka pushü tang</text:p>
      <text:p text:style-name="Transliteration">Sincha tr'ayi gochen zhi</text:p>
      <text:p text:style-name="Transliteration">Karser marjang yérang tak</text:p>
      <text:p text:style-name="Transliteration">Yönpé p'urdril zhapkar tap</text:p>
      <text:p text:style-name="Transliteration"><text:soft-page-break/>Cherpu tr'omö chétang den</text:p>
      <text:p text:style-name="Transliteration">Münren éwam maya lé</text:p>
      <text:p text:style-name="Transliteration">Sha-na danyi sada zhi</text:p>
      <text:p text:style-name="Transliteration">Thutang dzutr'ül loklé nyur</text:p>
      <text:p text:style-name="Transliteration">Rangrang gyentang chaktsen dzin</text:p>
      <text:p text:style-name="Transliteration">Kyilkhor sumkyi lhatsok nam</text:p>
      <text:p text:style-name="Transliteration">Tsotang khorkyi tsülnang yang</text:p>
      <text:p text:style-name="Transliteration">Tönla yingrik nyimé pa</text:p>
      <text:p text:style-name="Transliteration">Tsochok gyelpo nyitu dzok</text:p>
      <text:p text:style-name="Transliteration">Lhatsok künkyi nésum tu</text:p>
      <text:p text:style-name="Transliteration">Dorjé yikdru karmar thing</text:p>
      <text:p text:style-name="Transliteration">Tsönpé trodü kusung thuk</text:p>
      <text:p text:style-name="Transliteration">Sangyé küntang nyimé kyur</text:p>
      <text:p text:style-name="Transliteration">Om maha kaya vajra o Ah maha undefinedavajra ah Hūṃ maha tsingvajra hūṃ</text:p>
      <text:p text:style-name="Transliteration">Chiwö néngé yiké ngé</text:p>
      <text:p text:style-name="Transliteration">Riknga yapyum churkyur pé</text:p>
      <text:p text:style-name="Transliteration">Changsem gyünkyi wangkur pé</text:p>
      <text:p text:style-name="Transliteration">Densum kyilkhor yongsu dzok</text:p>
      <text:p text:style-name="Transliteration">Om maha undefineduna tagya navajra sa-undefineda wa-ap ko</text:p>
      <text:p text:style-name="Transliteration">Om maha ah ta gyana vajra sa-undefineda wa-ap ko</text:p>
      <text:p text:style-name="Transliteration">Om maha sama tagya navajra sa-undefineda wa-ap ko</text:p>
      <text:p text:style-name="Transliteration">Om ma trabé nyagya navajra sa-undefineda wa-ap ko</text:p>
      <text:p text:style-name="Transliteration">Om maha trita nuna gyana vajra sa-undefineda wa-ap ko</text:p>
      <text:p text:style-name="Transliteration"/>
      <text:p text:style-name="Transliteration">Hūṃ Chöying ngang-né barwé ku</text:p>
      <text:p text:style-name="Transliteration">Pelchen karma kilaya</text:p>
      <text:p text:style-name="Transliteration">Jikdzé dorjé zhönu ché</text:p>
      <text:p text:style-name="Transliteration">Tr'ochu tr'achak ségo ma</text:p>
      <text:p text:style-name="Transliteration">Düdül barwé kurzheng la</text:p>
      <text:p text:style-name="Transliteration">Nédir chendren sheksu söl</text:p>
      <text:p text:style-name="Transliteration">Nédir chendren shekné kyang</text:p>
      <text:p text:style-name="Transliteration">Taktang tsenma tönpa tang</text:p>
      <text:p text:style-name="Transliteration">Dügek parché yingsu dröl</text:p>
      <text:p text:style-name="Transliteration">Choktang thünmong ngötrup tsöl</text:p>
      <text:p text:style-name="Transliteration">Om shiri vajra kuma rasa pari wara vajra sama yadza dzahūṃ paho</text:p>
      <text:p text:style-name="Transliteration"/>
      <text:p text:style-name="Transliteration">Hūṃ Yéshé p'urpé lhatsok ni</text:p>
      <text:p text:style-name="Transliteration">Yingtang dudrel mépé chir</text:p>
      <text:p text:style-name="Transliteration">Tamyé nyisu mépa yi</text:p>
      <text:p text:style-name="Transliteration">Gyépa chenpö zhuksu söl</text:p>
      <text:p text:style-name="Transliteration">Sama yapi lhen</text:p>
      <text:p text:style-name="Transliteration"/>
      <text:p text:style-name="Transliteration">Hūṃ Sangyé künkyi tr'inlé da</text:p>
      <text:p text:style-name="Transliteration">Düdül karma héru ka</text:p>
      <text:p text:style-name="Transliteration">Yéshé trülpé kyilkhor sum</text:p>
      <text:p text:style-name="Transliteration"><text:soft-page-break/>Tépé loyi chaki dü</text:p>
      <text:p text:style-name="Transliteration">Ati puho Tra-undefinedi traho</text:p>
      <text:p text:style-name="Transliteration"/>
      <text:p text:style-name="Transliteration">Hūṃ Rangchung tr'ogyel chenpo la</text:p>
      <text:p text:style-name="Transliteration">Nyerchö düntang döyön nga</text:p>
      <text:p text:style-name="Transliteration">Dorjé wangpo simché dzé</text:p>
      <text:p text:style-name="Transliteration">Küné küntu tr'owé chö</text:p>
      <text:p text:style-name="Transliteration">Om shiri héru kavajra kilaya undefinedasa pari wara vajra ra-né</text:p>
      <text:p text:style-name="Transliteration">Daba padza sama yaho</text:p>
      <text:p text:style-name="Translation"/>
      <text:p text:style-name="Transliteration">Hūṃ Dragek drelwa léchung wé</text:p>
      <text:p text:style-name="Transliteration">Wangpö métok tsilchen pökyi marmé tr'iné chap</text:p>
      <text:p text:style-name="Transliteration">Sharü zhelsé kangling bül</text:p>
      <text:p text:style-name="Transliteration">Maha rutra khyuda pé-ah loké léna winga dracha sha-na bapa dzaho</text:p>
      <text:p text:style-name="Transliteration">Hūṃ Tsagyé tongjar menkyi p'ü</text:p>
      <text:p text:style-name="Transliteration">Döyön méchung tormé chü</text:p>
      <text:p text:style-name="Transliteration">Khamsum yingdröl raché</text:p>
      <text:p text:style-name="Transliteration">Tr'akthung lhatsok nyékyur chikha batsa ami tawa lita ra-ah hūṃ</text:p>
      <text:p text:style-name="Translation"/>
      <text:p text:style-name="Transliteration">Hūṃ Tr'omo yumkyi khaying er</text:p>
      <text:p text:style-name="Transliteration">Thapkyi dojé dungché né</text:p>
      <text:p text:style-name="Transliteration">Nyimé déchen jorwa tang</text:p>
      <text:p text:style-name="Transliteration">Chakdang drölwé lékyi chö</text:p>
      <text:p text:style-name="Transliteration">Ta-na ka-nya maha sukha padza ho</text:p>
      <text:p text:style-name="Transliteration"/>
      <text:p text:style-name="Transliteration">Hūṃ Tsokgyé yingsu drelwa yi</text:p>
      <text:p text:style-name="Transliteration">Yéshé longü rikün da</text:p>
      <text:p text:style-name="Transliteration">Choktü gyelwé yéshé ku</text:p>
      <text:p text:style-name="Transliteration">Lama chölwé tr'ogyel tö</text:p>
      <text:p text:style-name="Transliteration">Yingyé nyimé pelchen po</text:p>
      <text:p text:style-name="Transliteration">Wangtang topchü tr'ogyel chu</text:p>
      <text:p text:style-name="Transliteration">Tsémé tharchin tr'inlé zhi</text:p>
      <text:p text:style-name="Transliteration">Töndzé goma séchok tö</text:p>
      <text:p text:style-name="Transliteration">Tongpé yédang tr'inlé tsel</text:p>
      <text:p text:style-name="Transliteration">Nomnü pésa lampor</text:p>
      <text:p text:style-name="Transliteration">Déchen chokter daki ma</text:p>
      <text:p text:style-name="Transliteration">Khadro sushar latö</text:p>
      <text:p text:style-name="Transliteration">Namgyur jikten mamö tsül</text:p>
      <text:p text:style-name="Transliteration">Tönla pelkyi nampar röl</text:p>
      <text:p text:style-name="Transliteration">Dentön takpé kasung ché</text:p>
      <text:p text:style-name="Transliteration">Tamchen sungmé tsokla tö</text:p>
      <text:p text:style-name="Transliteration">Yéshé yinglé barwé ku</text:p>
      <text:p text:style-name="Transliteration">Zhédang dorjé tr'inlé lha</text:p>
      <text:p text:style-name="Transliteration">Kyilkhor sumkyi lhatsok la</text:p>
      <text:p text:style-name="Transliteration">Miché küpé düching tö</text:p>
      <text:p text:style-name="Transliteration"><text:soft-page-break/>Daki lhakpé lhachik pu</text:p>
      <text:p text:style-name="Transliteration">Khyökyi yéshé gyuma la</text:p>
      <text:p text:style-name="Transliteration">Töching sölwa tapé thü</text:p>
      <text:p text:style-name="Transliteration">Chinlap ngötrup thatak tsöl</text:p>
      <text:p text:style-name="Transliteration"/>
      <text:p text:style-name="Transliteration">Hūṃ hūṃ hūṃ Tsungmé lama thukjé ter</text:p>
      <text:p text:style-name="Transliteration">Khyöni tüngen nyikmé kyap</text:p>
      <text:p text:style-name="Transliteration">Maha guru thötr'eng tsel</text:p>
      <text:p text:style-name="Transliteration">Trakpo tr'ogyel chölwé ku</text:p>
      <text:p text:style-name="Transliteration">Dorjé trolö ying-né zheng</text:p>
      <text:p text:style-name="Transliteration">Tüngen nyikmé kyédro nam</text:p>
      <text:p text:style-name="Transliteration">Tuksum chölwé gyudré lé</text:p>
      <text:p text:style-name="Transliteration">Chungwé nétsön muké yi</text:p>
      <text:p text:style-name="Transliteration">Narzhin rétö khyéla cha</text:p>
      <text:p text:style-name="Transliteration">Dungwé p'achik böla gong</text:p>
      <text:p text:style-name="Transliteration">Ngagyé semchen kyopa yi</text:p>
      <text:p text:style-name="Transliteration">Zhelzhé luwa mépa yi</text:p>
      <text:p text:style-name="Transliteration">Dorjé thatsik tengkül na</text:p>
      <text:p text:style-name="Transliteration">Khyentsé nüpé tseltruk la</text:p>
      <text:p text:style-name="Transliteration">Chinkyi lopshik guru jé</text:p>
      <text:p text:style-name="Transliteration">Lüla kuyi chinkyi lop</text:p>
      <text:p text:style-name="Transliteration">Ngakla sungki nüpa tsöl</text:p>
      <text:p text:style-name="Transliteration">Semla gongpé tokpa por</text:p>
      <text:p text:style-name="Transliteration">Yéshé yingsu yermé dzö</text:p>
      <text:p text:style-name="Transliteration">Söltap thuktam gyükül pé</text:p>
      <text:p text:style-name="Transliteration">Yéshé sempé nésum lé</text:p>
      <text:p text:style-name="Transliteration">Hūṃ yik karmar thingsum trö</text:p>
      <text:p text:style-name="Transliteration">Lüngak yikyi dripa tang</text:p>
      <text:p text:style-name="Transliteration">Nédön parché zhopthül sek</text:p>
      <text:p text:style-name="Transliteration">Chép'ur bötong thelwar lak</text:p>
      <text:p text:style-name="Transliteration">Rikdzin la-ik sumtang</text:p>
      <text:p text:style-name="Transliteration">Nyisu mépar chinlap kyur</text:p>
      <text:p text:style-name="Transliteration">Om ah hūṃ vajra guru dorjé trowo lö-undefinedi likilaya batil napa hūṃ ta</text:p>
      <text:p text:style-name="Transliteration"/>
      <text:p text:style-name="Transliteration">Tsowö thukar yéshé sem</text:p>
      <text:p text:style-name="Transliteration">Lama trakpö thuklong tu</text:p>
      <text:p text:style-name="Transliteration">Nyiteng dorjé nétsam pé</text:p>
      <text:p text:style-name="Transliteration">Téwar hūṃ thar kilaya</text:p>
      <text:p text:style-name="Transliteration">Drugü partu tamdrin mar</text:p>
      <text:p text:style-name="Transliteration">Padma trilpu dzinpé sung</text:p>
      <text:p text:style-name="Transliteration">Ötr'ö choktü gyelwa chö</text:p>
      <text:p text:style-name="Transliteration">Rikdzin lamé thuktam kang</text:p>
      <text:p text:style-name="Transliteration">Tsasum lhayi chinlap dü</text:p>
      <text:p text:style-name="Transliteration">Tamchen sungma léla kül</text:p>
      <text:p text:style-name="Transliteration">Riktruk dripjang lharu sé</text:p>
      <text:p text:style-name="Transliteration"><text:soft-page-break/>Nangsi dorjé p'urpé zhing</text:p>
      <text:p text:style-name="Transliteration">Kyilkhor chenpo chiktu dzok</text:p>
      <text:p text:style-name="Transliteration">Kusung thukyi chinlap nam</text:p>
      <text:p text:style-name="Transliteration">Düté dadün künla thim</text:p>
      <text:p text:style-name="Transliteration">Zichin ötu barwar sam</text:p>
      <text:p text:style-name="Transliteration">Lha-ngak tingdzin thamché kyang</text:p>
      <text:p text:style-name="Transliteration">Yéshé chiki rölpa té</text:p>
      <text:p text:style-name="Transliteration">Nangtong yermé nyampa nyi</text:p>
      <text:p text:style-name="Transliteration">Chuda jatsön tapur gom</text:p>
      <text:p text:style-name="Transliteration">Om vajra undefinedili kilaya batil napa hūṃ ta</text:p>
      <text:p text:style-name="Transliteration"/>
      <text:p text:style-name="Transliteration">Tsowö ökyi tr'ochu kül</text:p>
      <text:p text:style-name="Transliteration">Kungak chaktsen trondu yi</text:p>
      <text:p text:style-name="Transliteration">Nöchü dorjé p'urpé zhing</text:p>
      <text:p text:style-name="Transliteration">Sipa tenyo lhayi tel</text:p>
      <text:p text:style-name="Transliteration">Kusung thuksum miché pa</text:p>
      <text:p text:style-name="Transliteration">Rangchung yéshé chakgyar dzok</text:p>
      <text:p text:style-name="Transliteration">Om vajra undefinedili kilaya dzahūṃ paho Kata kayé yépi dzayé Adzi té Apa radzi té Mara séna tramé nayé batil napa hūṃ ta</text:p>
      <text:p text:style-name="Transliteration"/>
      <text:p text:style-name="Transliteration">Lhatsok künkyi öser ni</text:p>
      <text:p text:style-name="Transliteration">Jang-nak wathak tapu trö</text:p>
      <text:p text:style-name="Transliteration">Dragek dépung tangché pa</text:p>
      <text:p text:style-name="Transliteration">Lhadrel züla wapa tang</text:p>
      <text:p text:style-name="Transliteration">Chétu zhuktang nyoru zhuk</text:p>
      <text:p text:style-name="Transliteration">Dültu laktang zheltap pé</text:p>
      <text:p text:style-name="Transliteration">Ngönchö létruk tharchin mö</text:p>
      <text:p text:style-name="Transliteration"/>
      <text:p text:style-name="Transliteration">Mamo mo</text:p>
      <text:p text:style-name="Transliteration">Kala rupa</text:p>
      <text:p text:style-name="Transliteration">Nyingtsa laya ya</text:p>
      <text:p text:style-name="Transliteration">Sokla yaya</text:p>
      <text:p text:style-name="Transliteration">Nyingla tr'iltr'il</text:p>
      <text:p text:style-name="Transliteration">Soktsa lachu chu</text:p>
      <text:p text:style-name="Transliteration">Tsingsok latung tung</text:p>
      <text:p text:style-name="Transliteration">Nyingtr'ak sokla shéshé</text:p>
      <text:p text:style-name="Transliteration">Thuri lili</text:p>
      <text:p text:style-name="Transliteration">Tsiktsik</text:p>
      <text:p text:style-name="Transliteration">Urur</text:p>
      <text:p text:style-name="Transliteration">Shikshik</text:p>
      <text:p text:style-name="Transliteration">Gülgül</text:p>
      <text:p text:style-name="Transliteration">Nyaknyak</text:p>
      <text:p text:style-name="Transliteration">Sösö</text:p>
      <text:p text:style-name="Transliteration">Undefinedati mama karma shiri kaka rayé</text:p>
      <text:p text:style-name="Transliteration">Mara séna tramé nayé hūṃ ta</text:p>
      <text:p text:style-name="Transliteration"><text:soft-page-break/></text:p>
      <text:p text:style-name="Transliteration">Tongpé nganglé lungmé tang</text:p>
      <text:p text:style-name="Transliteration">Thökam gyépu sumkyi teng</text:p>
      <text:p text:style-name="Transliteration">Tsenden dorjé kapa lar</text:p>
      <text:p text:style-name="Transliteration">Sha-nga dütsi thapshé dzé</text:p>
      <text:p text:style-name="Transliteration">Sektor jang-né drusum kyi</text:p>
      <text:p text:style-name="Transliteration">Chinlap rikngé tamdzé kyur</text:p>
      <text:p text:style-name="Transliteration">Ram yam kham</text:p>
      <text:p text:style-name="Transliteration">Om ah hūṃ</text:p>
      <text:p text:style-name="Transliteration"/>
      <text:p text:style-name="Transliteration">Hūṃ Rabjam kusum gyelwé tsok</text:p>
      <text:p text:style-name="Transliteration">Rikdzin lhatang khandro kün</text:p>
      <text:p text:style-name="Transliteration">Dorjé p'urpé kyilkhor tu</text:p>
      <text:p text:style-name="Transliteration">Tsokla chendren sheksu söl</text:p>
      <text:p text:style-name="Transliteration">Tsokhang turtr'ö rölpé zhing</text:p>
      <text:p text:style-name="Transliteration">Héru kapel düsa ché</text:p>
      <text:p text:style-name="Transliteration">Pawo daki gyépar du</text:p>
      <text:p text:style-name="Transliteration">Künkyang dorjé tülzhuk chö</text:p>
      <text:p text:style-name="Transliteration">Sangwa choki tamtsik la</text:p>
      <text:p text:style-name="Transliteration">Gyéröl chokthün ngötrup tsöl</text:p>
      <text:p text:style-name="Transliteration">Om vajra kuma ra-undefineda latri sapa riwa ravajra sama yadza é-a rati undefineda-undefineda hrihri dzadza</text:p>
      <text:p text:style-name="Transliteration"/>
      <text:p text:style-name="Transliteration">Hūṃ Pelchen gyépé tamtsik dzé</text:p>
      <text:p text:style-name="Transliteration">Sakmé dorjé döyön ter</text:p>
      <text:p text:style-name="Transliteration">La-na mépé chöpa ché</text:p>
      <text:p text:style-name="Transliteration">Kyilkhor lhatsok nyékyur chik</text:p>
      <text:p text:style-name="Transliteration">Ka-nya trapa dzaho</text:p>
      <text:p text:style-name="Transliteration"/>
      <text:p text:style-name="Transliteration">Ho Thokmé sakpé diktung tsok</text:p>
      <text:p text:style-name="Transliteration">Shakshing tsangpa tselwé chir</text:p>
      <text:p text:style-name="Transliteration">Tamdzé dütsi tsokchö kyi</text:p>
      <text:p text:style-name="Transliteration">Malü changzhing takpar tsöl</text:p>
      <text:p text:style-name="Transliteration">Sama yakül a</text:p>
      <text:p text:style-name="Transliteration"/>
      <text:p text:style-name="Transliteration">Hūṃ Dorjé tr'öpé yéshé tsön</text:p>
      <text:p text:style-name="Transliteration">Datok trutap chingdrel</text:p>
      <text:p text:style-name="Transliteration">Dukngel nyerlen shatr'ak rü</text:p>
      <text:p text:style-name="Transliteration">Pelchen gyépé zheltu tap</text:p>
      <text:p text:style-name="Transliteration">Rutra hala tsagya napa dzakha hi</text:p>
      <text:p text:style-name="Transliteration"/>
      <text:p text:style-name="Transliteration">É-a rati ho</text:p>
      <text:p text:style-name="Transliteration">Undefineda</text:p>
      <text:p text:style-name="Transliteration">Pelkyi kadö kyilkhor kyong</text:p>
      <text:p text:style-name="Transliteration">Tamden tr'inlé drupa mo</text:p>
      <text:p text:style-name="Transliteration"><text:soft-page-break/>Lhakla wangwé trektsok kün</text:p>
      <text:p text:style-name="Transliteration">P'amp'ap longla tenpa sung</text:p>
      <text:p text:style-name="Transliteration">Mama hrihri ngupwa lita khahi</text:p>
      <text:p text:style-name="Transliteration"/>
      <text:p text:style-name="Transliteration">Hūṃ Ngang-nyi dorjé chöying lé</text:p>
      <text:p text:style-name="Transliteration">Barwé tr'owo mizé pa</text:p>
      <text:p text:style-name="Transliteration">Lama pelchen héru ka</text:p>
      <text:p text:style-name="Transliteration">Dorjé zhönu khortang ché</text:p>
      <text:p text:style-name="Transliteration">Yéshé thukjé tseltruk té</text:p>
      <text:p text:style-name="Transliteration">Dachak tséchik drupla gong</text:p>
      <text:p text:style-name="Transliteration">Dorjé kusung thukyi ying</text:p>
      <text:p text:style-name="Transliteration">Misé gyenkyi khorlo yi</text:p>
      <text:p text:style-name="Transliteration">Chinlap ngötrup thokmé pé</text:p>
      <text:p text:style-name="Transliteration">Tönyi bémé lhüntrup dzö</text:p>
      <text:p text:style-name="Transliteration"/>
      <text:p text:style-name="Transliteration">Hūṃ Ngöntsé pelchen héru ka</text:p>
      <text:p text:style-name="Transliteration">Partu gyüsum lamé tsok</text:p>
      <text:p text:style-name="Transliteration">Thama mönlam tüpap pé</text:p>
      <text:p text:style-name="Transliteration">Gyüsung sapter gojé tsé</text:p>
      <text:p text:style-name="Transliteration">Tentang tendzin lekyong wé</text:p>
      <text:p text:style-name="Transliteration">Dorjé thatsik p'okpa zhin</text:p>
      <text:p text:style-name="Transliteration">Yelkam nyenpo matrel wé</text:p>
      <text:p text:style-name="Transliteration">Thuktam jésu külwé chir</text:p>
      <text:p text:style-name="Transliteration">Torma bülwa dizhé la</text:p>
      <text:p text:style-name="Transliteration">Changchup drupé parché sel</text:p>
      <text:p text:style-name="Transliteration">Drupé dongtrok yelmé dzö</text:p>
      <text:p text:style-name="Transliteration">Maha wali takha hi</text:p>
      <text:p text:style-name="Transliteration"/>
      <text:p text:style-name="Transliteration">Hūṃ Lopön chenpo padma yi</text:p>
      <text:p text:style-name="Transliteration">Ka-nyen mamo tenmé tsok</text:p>
      <text:p text:style-name="Transliteration">Shelchü dütsi dizhé la</text:p>
      <text:p text:style-name="Transliteration">P'urpé drupé trokdzö chik</text:p>
      <text:p text:style-name="Transliteration">Sangchen tenpa kyongwa tang</text:p>
      <text:p text:style-name="Transliteration">Kangchen déwé tr'inlé dzö</text:p>
      <text:p text:style-name="Transliteration">Mama hrihri wali takha hi</text:p>
      <text:p text:style-name="Transliteration"/>
      <text:p text:style-name="Transliteration">Hūṃ Datu tawé tamsi pung</text:p>
      <text:p text:style-name="Transliteration">Namthar sumkyi yingsu nen</text:p>
      <text:p text:style-name="Transliteration">Chöying gongpé gyétap pé</text:p>
      <text:p text:style-name="Transliteration">Namyang dangwar makyur chik</text:p>
      <text:p text:style-name="Transliteration">Tr'abh ya-nen</text:p>
      <text:p text:style-name="Transliteration"/>
      <text:p text:style-name="Transliteration">Nangsi dorjé p'urpé lhé</text:p>
      <text:p text:style-name="Transliteration">Sipa dorjé p'urpé tel</text:p>
      <text:p text:style-name="Transliteration">Drupchir yéshé takpé lhé</text:p>
      <text:p text:style-name="Transliteration"><text:soft-page-break/>Sizhi nyampa cherjor pé</text:p>
      <text:p text:style-name="Transliteration">Létang ngötrup rabjam kün</text:p>
      <text:p text:style-name="Transliteration">Thokpa mépar trupar dzö</text:p>
      <text:p text:style-name="Transliteration">Kaya undefinedatsing basiddhi ho</text:p>
      <text:p text:style-name="Transliteration"/>
      <text:p text:style-name="Transliteration">Ho Dachak létang nyönmong kyi</text:p>
      <text:p text:style-name="Transliteration">Wangkyur choka lhakché tr'ül</text:p>
      <text:p text:style-name="Transliteration">Tingdzin chingmuk nongpé tsok</text:p>
      <text:p text:style-name="Transliteration">Gyöpé shakso takpar dzö</text:p>
      <text:p text:style-name="Transliteration">A a a</text:p>
      <text:p text:style-name="Transliteration"/>
      <text:p text:style-name="Transliteration">Nangché zukü tenten pa</text:p>
      <text:p text:style-name="Transliteration">Ösel chökyu suthim</text:p>
      <text:p text:style-name="Transliteration">Thukjé rangtsel magak pa</text:p>
      <text:p text:style-name="Transliteration">Nangtrak rikpa kyilkhor sum</text:p>
      <text:p text:style-name="Transliteration">Döné p'ogyur mamik pé</text:p>
      <text:p text:style-name="Transliteration">Yéshé chiki namröl kyur</text:p>
      <text:p text:style-name="Transliteration"/>
      <text:p text:style-name="Transliteration">Ho Kyérim sipa p'urpu yi</text:p>
      <text:p text:style-name="Transliteration">Nöchü kyilkhor sumtu shar</text:p>
      <text:p text:style-name="Transliteration">Tsenma dzékyi p'urpu yi</text:p>
      <text:p text:style-name="Transliteration">Drasum düzhi yingsu dröl</text:p>
      <text:p text:style-name="Transliteration">Déchen changsem p'urpu yi</text:p>
      <text:p text:style-name="Transliteration">Détong p'omé thikler thim</text:p>
      <text:p text:style-name="Transliteration">Rikpa yéshé p'urpu yi</text:p>
      <text:p text:style-name="Transliteration">Milop dréwü chokthop sho</text:p>
      <text:p text:style-name="Transliteration"/>
      <text:p text:style-name="Transliteration">Ho Gyüsum rikdzin lama yi</text:p>
      <text:p text:style-name="Transliteration">Chinlap charbep trashi sho</text:p>
      <text:p text:style-name="Transliteration">Rabjam yitam lhatsok kyi</text:p>
      <text:p text:style-name="Transliteration">Ngötrup choktsöl trashi sho</text:p>
      <text:p text:style-name="Transliteration">Nésum daki chösung ki</text:p>
      <text:p text:style-name="Transliteration">Tr'inlé thokmé trashi sho</text:p>
      <text:p text:style-name="Transliteration">Nékap lézhi nyurdrup ching</text:p>
      <text:p text:style-name="Transliteration">Tharthuk chakgya chenpo tok</text:p>
      <text:p text:style-name="Transliteration">Rangzhen tönyi tharchin pé</text:p>
      <text:p text:style-name="Transliteration">Délek choki trashi sho</text:p>
      <text:p text:style-name="Translation"/>
      <text:p text:style-name="P3">༄༅། །ཕྲིན་ལས་རྒྱས་པ་ལས༔ བསྒྲལ་མཆོད༔ </text:p>
      <text:p text:style-name="Transliteration">Hūṃ Dorjé tr'öpé yéshé tsön</text:p>
      <text:p text:style-name="Transliteration">Datok rutrar tapching drel</text:p>
      <text:p text:style-name="Transliteration">Dukngel nyerlen shatr'ak rü</text:p>
      <text:p text:style-name="Transliteration">Pelchen gyépé zheltu tap</text:p>
      <text:p text:style-name="Transliteration">Rutra hala tsagya napa dzakha hi</text:p>
      <text:p text:style-name="Translation"><text:soft-page-break/></text:p>
      <text:p text:style-name="P3">༄༅། །སྨད་ལས༔ བསྒྲལ་མཆོད༔ དཔལ་ཆེན་དགོངས་གཟེར་ཕུར་སྐོར་བཅས༔</text:p>
      <text:p text:style-name="Transliteration">Hūṃ Tamtsik chenpö tüla pap</text:p>
      <text:p text:style-name="Transliteration">Titra p'urpé lha</text:p>
      <text:p text:style-name="Transliteration">Séchok yadrö ni</text:p>
      <text:p text:style-name="Transliteration">Thing-nak chakyi relpa chen</text:p>
      <text:p text:style-name="Transliteration">Utpel gyépé dokdra zhing</text:p>
      <text:p text:style-name="Transliteration">Chaknyi mizé p'urpu dril</text:p>
      <text:p text:style-name="Transliteration">Khordé sizhi thelwar jin</text:p>
      <text:p text:style-name="Transliteration">Kusung thuktang nyamjor wé</text:p>
      <text:p text:style-name="Transliteration">Tapna lhayang lakyur na</text:p>
      <text:p text:style-name="Transliteration">Dratang gekla möchi gö</text:p>
      <text:p text:style-name="Translation"/>
      <text:p text:style-name="Transliteration">Hūṃ Nyingjé drelwé tamtsik ni</text:p>
      <text:p text:style-name="Transliteration">Séching nenpa mayin té</text:p>
      <text:p text:style-name="Transliteration">P'ungpo dojé tamché né</text:p>
      <text:p text:style-name="Transliteration">Nampar shépa dorjer gom</text:p>
      <text:p text:style-name="Transliteration">Éma danyi chenpo yi</text:p>
      <text:p text:style-name="Transliteration">Nyampa dünden zhingchü dra</text:p>
      <text:p text:style-name="Transliteration">Sépar chawa sépar cha</text:p>
      <text:p text:style-name="Transliteration">Khyöni gyelwé sésu kyé</text:p>
      <text:p text:style-name="Transliteration">Namshé katak yingsu jang</text:p>
      <text:p text:style-name="Transliteration">Tsésö lardü dala thim</text:p>
      <text:p text:style-name="Transliteration">Zukp'ung tuknga tumpur tup</text:p>
      <text:p text:style-name="Transliteration">Vajra undefinedi-undefinedi kilaya ba-ni shatrün mara ya-é sara undefinedata</text:p>
      <text:p text:style-name="Transliteration">Sahu ra-undefineda hūṃ</text:p>
      <text:p text:style-name="Transliteration"/>
      <text:p text:style-name="P3">༄༅། །བླ་ཕུར་སྨན་མཆོད་ནི། </text:p>
      <text:p text:style-name="Transliteration">Undefineda Lap'ur menchö ni</text:p>
      <text:p text:style-name="Transliteration">Dömé gönpo chöku küntu zang</text:p>
      <text:p text:style-name="Transliteration">Riknga dorsem sangda dorjé chö</text:p>
      <text:p text:style-name="Transliteration">Lékyi wangmo trabh tila</text:p>
      <text:p text:style-name="Transliteration">Menchö bülo chokthün ngötrup tsöl</text:p>
      <text:p text:style-name="Transliteration">Batsa ami takha hi</text:p>
      <text:p text:style-name="Transliteration">Sangyé nyipa padma thötr'eng tsel</text:p>
      <text:p text:style-name="Transliteration">Gyelyum tsogyel chögyel tr'isong jé</text:p>
      <text:p text:style-name="Transliteration">Langtro könchok namnying pelseng la</text:p>
      <text:p text:style-name="Transliteration">Menchö bülo chokthün ngötrup tsöl</text:p>
      <text:p text:style-name="Transliteration">Batsa ami takha hi</text:p>
      <text:p text:style-name="Transliteration">Terchen düjom namkhé dorjé zhap</text:p>
      <text:p text:style-name="Transliteration">Léchen chökyi dapo gyüpar ché</text:p>
      <text:p text:style-name="Transliteration">Yitam daki tamchen tersung la</text:p>
      <text:p text:style-name="Transliteration">Menchö bülo chokthün ngötrup tsöl</text:p>
      <text:p text:style-name="Transliteration"><text:soft-page-break/>Batsa ami takha hi</text:p>
      <text:p text:style-name="Transliteration"/>
      <text:p text:style-name="Transliteration">Lama yitam chöpé nyé</text:p>
      <text:p text:style-name="Transliteration">Khandro chökyong thuktam kang</text:p>
      <text:p text:style-name="Transliteration">Riktruk drönam gyépa kyé</text:p>
      <text:p text:style-name="Transliteration">Neljor chokthün kündrup kyur</text:p>
      <text:p text:style-name="Transliteration">Kaya waka tsingsiddhi hūṃ Zhélang ngo</text:p>
      <text:p text:style-name="Transliteration"/>
      <text:p text:style-name="P3">༄༅། །བླ་ཕུར་ཐུགས་ཀྱི་ཐིག་ལེ་ལས༔ ལྷ་ཚོགས་བསྟོད་པ་ཟུར་བཀོལ་ནི༔</text:p>
      <text:p text:style-name="Transliteration">Hūṃ Kelpa métar barwé ü</text:p>
      <text:p text:style-name="Transliteration">Gyelkün tr'inlé dorjé ku</text:p>
      <text:p text:style-name="Transliteration">Peltang turtr'ö chénam dzok</text:p>
      <text:p text:style-name="Transliteration">Chomden dorjé zhönur tö</text:p>
      <text:p text:style-name="Transliteration">Tamsi gyelgong mingmé dül</text:p>
      <text:p text:style-name="Transliteration">Yéshé sempé kula tö</text:p>
      <text:p text:style-name="Transliteration">Kyémé selwé shérap yum</text:p>
      <text:p text:style-name="Transliteration">Khorlo gyédep mala tö</text:p>
      <text:p text:style-name="Transliteration">Düzhi yüljom lézhi da</text:p>
      <text:p text:style-name="Transliteration">Séchok barwé tsokla tö</text:p>
      <text:p text:style-name="Transliteration">Zhingchu tsarchö sachü pel</text:p>
      <text:p text:style-name="Transliteration">Tr'ogyel p'aku latö</text:p>
      <text:p text:style-name="Transliteration">P'aröl chinchu namtak yum</text:p>
      <text:p text:style-name="Transliteration">Tr'omo chula chaktsel tö</text:p>
      <text:p text:style-name="Transliteration">Nampa nyishü changchup pa</text:p>
      <text:p text:style-name="Transliteration">Tr'athap nyishü tsokla tö</text:p>
      <text:p text:style-name="Transliteration">Natsok zukyi dukpa dül</text:p>
      <text:p text:style-name="Transliteration">Wangchuk p'ursung chéla tö</text:p>
      <text:p text:style-name="Transliteration">Thapkyi chöpé drotön tu</text:p>
      <text:p text:style-name="Transliteration">Chamtang nyingjé kurtön pa</text:p>
      <text:p text:style-name="Transliteration">Sangyé tr'inlé dzokdzé pé</text:p>
      <text:p text:style-name="Transliteration">P'urpa tr'inlé lhala tö</text:p>
      <text:p text:style-name="Transliteration">Chétö to</text:p>
      <text:p text:style-name="Transliteration"/>
      <text:p text:style-name="P3">༄༅། །བླ་ཕུར་ཐུགས་ཀྱི་ཐིག་ལེ་ལས། །ཚེ་འགུགས་འཆི་མེད་བཅུད་སྦྱིན་བཞུགས། །ཐམས་ཤེས་དམ་ཚིག་ཚེ་ཡི་རྫས༔ ཚང་ལེགས་བཀྲམ་ལ་འདི་སྐད་གྱེར༔ </text:p>
      <text:p text:style-name="Transliteration">Hūṃ hri Trötrel katak dömé gön</text:p>
      <text:p text:style-name="Transliteration">Küntu zangpo tséyi da</text:p>
      <text:p text:style-name="Transliteration">Tengdir neljor drupa por</text:p>
      <text:p text:style-name="Transliteration">Chimé dorjé tséchok tsöl</text:p>
      <text:p text:style-name="Transliteration">Chokzhi üngé zhingki gön</text:p>
      <text:p text:style-name="Transliteration">Gyelwa riknga tséyi da</text:p>
      <text:p text:style-name="Transliteration">Tengdir neljor drupor</text:p>
      <text:p text:style-name="Transliteration">Chimé dorjé tséchok tsöl</text:p>
      <text:p text:style-name="Transliteration"><text:soft-page-break/>Rikün dapo chomden dé</text:p>
      <text:p text:style-name="Transliteration">Dorjé sempa tséyi da</text:p>
      <text:p text:style-name="Transliteration">Tengdir neljor drupor</text:p>
      <text:p text:style-name="Transliteration">Chimé dorjé tséchok tsöl</text:p>
      <text:p text:style-name="Transliteration">Thekchen kayi duwa po</text:p>
      <text:p text:style-name="Transliteration">Sangwé dapo tséyi da</text:p>
      <text:p text:style-name="Transliteration">Tengdir neljor drupa por</text:p>
      <text:p text:style-name="Transliteration">Chimé dorjé tséchok tsöl</text:p>
      <text:p text:style-name="Transliteration">Sangchen gyükyi nyerdzin ma</text:p>
      <text:p text:style-name="Transliteration">Lékyi wangmo tséyi da</text:p>
      <text:p text:style-name="Transliteration">Tengdir neljor drupa por</text:p>
      <text:p text:style-name="Transliteration">Chimé dorjé tséchok tsöl</text:p>
      <text:p text:style-name="Transliteration">Tr'inlé kapap undefinedita</text:p>
      <text:p text:style-name="Transliteration">Trabh titsé yida</text:p>
      <text:p text:style-name="Transliteration">Tengdir neljor drupa por</text:p>
      <text:p text:style-name="Transliteration">Chimé dorjé tséchok tsöl</text:p>
      <text:p text:style-name="Transliteration">Tsérik dzindorjé ku</text:p>
      <text:p text:style-name="Transliteration">Padma thötr'eng tséyi da</text:p>
      <text:p text:style-name="Transliteration">Tengdir neljor drupa por</text:p>
      <text:p text:style-name="Transliteration">Chimé dorjé tséchok tsöl</text:p>
      <text:p text:style-name="Transliteration">Gyelwa künyum yingkyi tso</text:p>
      <text:p text:style-name="Transliteration">Yéshé tsogyel tséyi da</text:p>
      <text:p text:style-name="Transliteration">Tengdir neljor drupa por</text:p>
      <text:p text:style-name="Transliteration">Chimé dorjé tséchok tsöl</text:p>
      <text:p text:style-name="Transliteration">Yéshé rikchok dzutr'ül nyé</text:p>
      <text:p text:style-name="Transliteration">Thuksé jembang tséyi da</text:p>
      <text:p text:style-name="Transliteration">Tengdir neljor drupa por</text:p>
      <text:p text:style-name="Transliteration">Chimé dorjé tséchok tsöl</text:p>
      <text:p text:style-name="Transliteration">Langtrö riktr'ung chökyi chen</text:p>
      <text:p text:style-name="Transliteration">Könchok jung-né tséyi da</text:p>
      <text:p text:style-name="Transliteration">Tengdir neljor drupa por</text:p>
      <text:p text:style-name="Transliteration">Chimé dorjé tséchok tsöl</text:p>
      <text:p text:style-name="Transliteration">Sapter seldzé chökyi jé</text:p>
      <text:p text:style-name="Transliteration">Namkhé dorjé tséyi da</text:p>
      <text:p text:style-name="Transliteration">Tengdir neljor drupa por</text:p>
      <text:p text:style-name="Transliteration">Chimé dorjé tséchok tsöl</text:p>
      <text:p text:style-name="Transliteration">Sapchö pelzhing drotön dzé</text:p>
      <text:p text:style-name="Transliteration">Léchen chöda tséyi da</text:p>
      <text:p text:style-name="Transliteration">Tengdir neljor drupa por</text:p>
      <text:p text:style-name="Transliteration">Chimé dorjé tséchok tsöl</text:p>
      <text:p text:style-name="Transliteration">Mönlam wangthop tendrö gön</text:p>
      <text:p text:style-name="Transliteration">Tsagyü lama tséyi da</text:p>
      <text:p text:style-name="Transliteration">Tengdir neljor drupa por</text:p>
      <text:p text:style-name="Transliteration">Chimé dorjé tséchok tsöl</text:p>
      <text:p text:style-name="Transliteration">Tr'inlé thokmé tönkün drup</text:p>
      <text:p text:style-name="Transliteration"><text:soft-page-break/>Dorjé zhönu tséyi da</text:p>
      <text:p text:style-name="Transliteration">Tengdir neljor drupa por</text:p>
      <text:p text:style-name="Transliteration">Chimé dorjé tséchok tsöl</text:p>
      <text:p text:style-name="Transliteration">Gyelkün yumchok tamtsik dröl</text:p>
      <text:p text:style-name="Transliteration">Khorlo gyédep tséyi da</text:p>
      <text:p text:style-name="Transliteration">Tengdir neljor drupa por</text:p>
      <text:p text:style-name="Transliteration">Chimé dorjé tséchok tsöl</text:p>
      <text:p text:style-name="Transliteration">Düzhi yüljom lézhi trup</text:p>
      <text:p text:style-name="Transliteration">Séchok rikzhi tséyi da</text:p>
      <text:p text:style-name="Transliteration">Tengdir neljor drupa por</text:p>
      <text:p text:style-name="Transliteration">Chimé dorjé tséchok tsöl</text:p>
      <text:p text:style-name="Transliteration">Topchu pelnga sachü da</text:p>
      <text:p text:style-name="Transliteration">Tr'ogyel p'achu tséyi da</text:p>
      <text:p text:style-name="Transliteration">Tengdir neljor drupor</text:p>
      <text:p text:style-name="Transliteration">Chimé dorjé tséchok tsöl</text:p>
      <text:p text:style-name="Transliteration">Yinglé kurzheng thapshé jor</text:p>
      <text:p text:style-name="Transliteration">Tr'omo machu tséyi da</text:p>
      <text:p text:style-name="Transliteration">Tengdir neljor drupa por</text:p>
      <text:p text:style-name="Transliteration">Chimé dorjé tséchok tsöl</text:p>
      <text:p text:style-name="Transliteration">Tr'ochu yapyum thuklé trül</text:p>
      <text:p text:style-name="Transliteration">Tr'athap nyishu tséyi da</text:p>
      <text:p text:style-name="Transliteration">Tengdir neljor drupa por</text:p>
      <text:p text:style-name="Transliteration">Chimé dorjé tséchok tsöl</text:p>
      <text:p text:style-name="Transliteration">Natsok zukyi dukpa dül</text:p>
      <text:p text:style-name="Transliteration">Wangchuk nyergyé tséyi da</text:p>
      <text:p text:style-name="Transliteration">Tengdir neljor drupa por</text:p>
      <text:p text:style-name="Transliteration">Chimé dorjé tséchok tsöl</text:p>
      <text:p text:style-name="Transliteration">Küntön tokching tenpa sung</text:p>
      <text:p text:style-name="Transliteration">P'ursung chutruk tséyi da</text:p>
      <text:p text:style-name="Transliteration">Tengdir neljor drupa por</text:p>
      <text:p text:style-name="Transliteration">Chimé dorjé tséchok tsöl</text:p>
      <text:p text:style-name="Transliteration">Chakgya zhipö töntön pa</text:p>
      <text:p text:style-name="Transliteration">Gowa namzhi tséyi da</text:p>
      <text:p text:style-name="Transliteration">Tengdir neljor drupa por</text:p>
      <text:p text:style-name="Transliteration">Chimé dorjé tséchok tsöl</text:p>
      <text:p text:style-name="Transliteration">Chinang latsé chényam dü</text:p>
      <text:p text:style-name="Transliteration">Détong gazhi yéshé kyé</text:p>
      <text:p text:style-name="Transliteration">Chimé rikdzin dorjé tsé</text:p>
      <text:p text:style-name="Transliteration">Chokthün ngötrup tüdir tsöl</text:p>
      <text:p text:style-name="Transliteration"/>
      <text:p text:style-name="Transliteration">Om ah hūṃ guru vajra kuma raba siddhi p'ala ah dzur natsé undefineduhūṃ nidza</text:p>
      <text:p text:style-name="Transliteration"/>
      <text:p text:style-name="Transliteration">Kaya waka tsingkur</text:p>
      <text:p text:style-name="Transliteration"/>
      <text:p text:style-name="Transliteration"/>
      <text:p text:style-name="P3"><text:soft-page-break/>༄༅། །བླ་ཕུར་ཐུགས་ཀྱི་ཐིག་ལེ་ལས། །བསྐང་བཤགས་རྡོ་རྗེའི་སྒྲ་དབྱངས་བཞུགས། །</text:p>
      <text:p text:style-name="Transliteration">Hūṃ hri Dömé éying kapa lar</text:p>
      <text:p text:style-name="Transliteration">Sichü yongtrup kongten dzé</text:p>
      <text:p text:style-name="Transliteration">Matsang mépa tékho na</text:p>
      <text:p text:style-name="Transliteration">Rangzhin lhüntrup gyéchö di</text:p>
      <text:p text:style-name="Transliteration">Sangyé thokma thama mé</text:p>
      <text:p text:style-name="Transliteration">Küntu zangpö thuktam kang</text:p>
      <text:p text:style-name="Transliteration">Yéshé ngada chöpen chen</text:p>
      <text:p text:style-name="Transliteration">Gyelwa rikngé thuktam kang</text:p>
      <text:p text:style-name="Transliteration">Riknam künda chéwé chok</text:p>
      <text:p text:style-name="Transliteration">Dorjé sempé thuktam kang</text:p>
      <text:p text:style-name="Transliteration">Dorjé changchen sang-ngak chang</text:p>
      <text:p text:style-name="Transliteration">Lakna dorjé thuktam kang</text:p>
      <text:p text:style-name="Transliteration">Gyünam künkyi dapo chok</text:p>
      <text:p text:style-name="Transliteration">Lékyi wangmö thuktam kang</text:p>
      <text:p text:style-name="Transliteration">Tr'inlé kapap trupé tso</text:p>
      <text:p text:style-name="Transliteration">Trabh téthuk tamkang</text:p>
      <text:p text:style-name="Transliteration">Dorjé lopön jikpa mé</text:p>
      <text:p text:style-name="Transliteration">Padma thötr'eng thuktam kang</text:p>
      <text:p text:style-name="Transliteration">Thamché khyenpé yéshé tso</text:p>
      <text:p text:style-name="Transliteration">Yéshé tsogyel thuktam kang</text:p>
      <text:p text:style-name="Transliteration">Chenga chakpa mépar chang</text:p>
      <text:p text:style-name="Transliteration">Jembang trokngé thuktam kang</text:p>
      <text:p text:style-name="Transliteration">Mönlam yéshé gyamtso té</text:p>
      <text:p text:style-name="Transliteration">Langtro lo-undefinedé thuktam kang</text:p>
      <text:p text:style-name="Transliteration">Yéshé wangkur chöpen chen</text:p>
      <text:p text:style-name="Transliteration">Düjom dorjé thuktam kang</text:p>
      <text:p text:style-name="Transliteration">Chökyi dapo rikngak chang</text:p>
      <text:p text:style-name="Transliteration">Chöda namkyi thuktam kang</text:p>
      <text:p text:style-name="Transliteration">Sangyé trülpé gyüchang wa</text:p>
      <text:p text:style-name="Transliteration">Gyüpé lamé thuktam kang</text:p>
      <text:p text:style-name="Transliteration">Tönchen drowé tönché pa</text:p>
      <text:p text:style-name="Transliteration">Tsalip méthuk tamkang</text:p>
      <text:p text:style-name="Transliteration">Dorjé changwang künkyi jé</text:p>
      <text:p text:style-name="Transliteration">Dorjé zhönü thuktam kang</text:p>
      <text:p text:style-name="Transliteration">Yingkyi yumchen künzang mo</text:p>
      <text:p text:style-name="Transliteration">Khorlo gyédep thuktam kang</text:p>
      <text:p text:style-name="Transliteration">Düzhi jikpa selché pa</text:p>
      <text:p text:style-name="Transliteration">Séchok rikzhi thuktam kang</text:p>
      <text:p text:style-name="Transliteration">Gönpo sachü wangchuk té</text:p>
      <text:p text:style-name="Transliteration">Tr'ogyel p'achü thuktam kang</text:p>
      <text:p text:style-name="Transliteration">P'aröl chinchu takpa té</text:p>
      <text:p text:style-name="Transliteration">Tr'omo machü thuktam kang</text:p>
      <text:p text:style-name="Transliteration">Nampa nyishü changchup pa</text:p>
      <text:p text:style-name="Transliteration"><text:soft-page-break/>Tr'athap nyishü thuktam kang</text:p>
      <text:p text:style-name="Transliteration">Zuknam natsok küntu tön</text:p>
      <text:p text:style-name="Transliteration">Wangchuk nyergyé thuktam kang</text:p>
      <text:p text:style-name="Transliteration">Tényi nampa chutruk rik</text:p>
      <text:p text:style-name="Transliteration">P'ursung chutruk thuktam kang</text:p>
      <text:p text:style-name="Transliteration">Chakgya zhipö töntön pa</text:p>
      <text:p text:style-name="Transliteration">Gowa zhiyi thuktam kang</text:p>
      <text:p text:style-name="Transliteration">Zhenyang nézhing tsalung thik</text:p>
      <text:p text:style-name="Transliteration">Khamsum katak kusum long</text:p>
      <text:p text:style-name="Transliteration">Döné trötrel taknyam ché</text:p>
      <text:p text:style-name="Transliteration">Drekdzok pachen porkang</text:p>
      <text:p text:style-name="Transliteration">Tsawa yenlak kidü pé</text:p>
      <text:p text:style-name="Transliteration">Nyidzin rétok tsendzin kün</text:p>
      <text:p text:style-name="Transliteration">Döné rangtröl chakgya ché</text:p>
      <text:p text:style-name="Transliteration">Shakcha shakché nyimé tröl</text:p>
      <text:p text:style-name="Transliteration"/>
      <text:p text:style-name="P3">༄༅། །བླ་ཕུར་ཚོགས་བསྡུས་གྲངས་བསགས་ནི། །ཐབས་ཤེས་དམ་ཚིག་རྫས་རྣམས་ཀུན། །</text:p>
      <text:p text:style-name="Transliteration">Ram yam kham</text:p>
      <text:p text:style-name="Transliteration"/>
      <text:p text:style-name="Transliteration">Om ah hūṃ</text:p>
      <text:p text:style-name="Transliteration"/>
      <text:p text:style-name="Transliteration">Lama p'urpé kyilkhor la</text:p>
      <text:p text:style-name="Transliteration">Chinang sangwé tsokchö bül</text:p>
      <text:p text:style-name="Transliteration">Nyamchak dikdrip thölzhing shak</text:p>
      <text:p text:style-name="Transliteration">Parché dröla ngötrup tsöl</text:p>
      <text:p text:style-name="Transliteration">Lhaktor bülo tr'inlé drup</text:p>
      <text:p text:style-name="Transliteration">Om ah hūṃ guru vajra kuma rasa pari wara maha ka-nya trapa dzakha hi Ungi wachi undefinedasa ha</text:p>
      <text:p text:style-name="Transliteration"/>
      <text:p text:style-name="Transliteration"/>
      <text:p text:style-name="Transliteration">Namo shiri vajra kuma rayé</text:p>
      <text:p text:style-name="Transliteration"/>
      <text:p text:style-name="Transliteration">Rang-nyi pelchen porsel wéthuk ké-ö serkyi p'ursung tamchen gyamtso khortang chépa vajra sama yadza</text:p>
      <text:p text:style-name="Transliteration"/>
      <text:p text:style-name="Transliteration">Hūṃ Sipé p'urpu drupa tang</text:p>
      <text:p text:style-name="Transliteration">Wangtang ngötrup langwé chir</text:p>
      <text:p text:style-name="Transliteration">Yéshé tr'owo sheksu söl</text:p>
      <text:p text:style-name="Transliteration">Yéshé tr'owo shekné kyang</text:p>
      <text:p text:style-name="Transliteration">Taktang tsenma tönpa tang</text:p>
      <text:p text:style-name="Transliteration">Ngötrup malü tsölwé chir</text:p>
      <text:p text:style-name="Transliteration">Barwé denla zhuksu söl</text:p>
      <text:p text:style-name="Transliteration"/>
      <text:p text:style-name="Transliteration">Hūṃ Trentang ka-nyen p'o-nyé tsok</text:p>
      <text:p text:style-name="Transliteration"><text:soft-page-break/>Ngöntsé chitar khélang pé</text:p>
      <text:p text:style-name="Transliteration">Tamtsik télé mada par</text:p>
      <text:p text:style-name="Transliteration">Daki chöching drupché na</text:p>
      <text:p text:style-name="Transliteration">Tamchen mayel tamla dü</text:p>
      <text:p text:style-name="Transliteration">Kangchöl tr'inlé drupar dzö</text:p>
      <text:p text:style-name="Translation"/>
      <text:p text:style-name="P6">Om vajra undefinedili kilaya sapa riwa ravajra sama yadza</text:p>
      <text:p text:style-name="P6">Pilhen Ati paho Tradrip ho</text:p>
      <text:p text:style-name="P6">Vajra ra-né ratra dripyé saha</text:p>
      <text:p text:style-name="Transliteration"/>
      <text:p text:style-name="Transliteration">Om vajra undefinedili kilaya darpa lasa pari wara ita wachi khakha khahi khahi</text:p>
      <text:p text:style-name="Transliteration"/>
      <text:p text:style-name="Transliteration">Batsa ami ta Maha cha Maha bapa dzakha hi</text:p>
      <text:p text:style-name="Transliteration"/>
      <text:p text:style-name="P7">P'ursung tamchen gyamtso khortang chépa namkyi chöjin kyitor magya chenpo dizhé la </text:p>
      <text:p text:style-name="P7">Sangyé kyiten pasung</text:p>
      <text:p text:style-name="Transliteration">Könchok ki-u p'angtö</text:p>
      <text:p text:style-name="Transliteration">Gendün tangchö kyigyel sikyong</text:p>
      <text:p text:style-name="Transliteration">Jikten kyigü pasöl</text:p>
      <text:p text:style-name="Transliteration">Semchen kyip'en dépel</text:p>
      <text:p text:style-name="Transliteration">Neljor pa-nam kyidong trokdzö</text:p>
      <text:p text:style-name="Transliteration">Ngakchang namkyi tr'inlé drup</text:p>
      <text:p text:style-name="Transliteration">Dangwé drathül Nöpé gekchom</text:p>
      <text:p text:style-name="Transliteration">Khyépar tamtsik dirdü pa-nam kyichi nangsang wégel kyenzhi watang</text:p>
      <text:p text:style-name="Transliteration">Thünkyen mönpé lektsok thamché p'elzhing gyépa tang</text:p>
      <text:p text:style-name="Transliteration">Choktang thünmong kingö trupma lüpa nyurtu drupé tr'inlé dzöchik</text:p>
      <text:p text:style-name="Transliteration"/>
      <text:p text:style-name="Transliteration">Hūṃ Ngöntsé héru kayi chenga ru</text:p>
      <text:p text:style-name="Transliteration">Tr'inlé namzhi drupar khélang pé</text:p>
      <text:p text:style-name="Transliteration">Sha-na sada danyi kyépu sok</text:p>
      <text:p text:style-name="Transliteration">P'ursung tamchen gyamtsö tsoknam kyi</text:p>
      <text:p text:style-name="Transliteration">Dragek shatr'ak torma dizhé la</text:p>
      <text:p text:style-name="Transliteration">Neljor chölwé tr'inlé yizhin drup</text:p>
      <text:p text:style-name="Transliteration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Linux Libertine Display G" svg:font-family="'Linux Libertine Display G'" style:font-pitch="variable"/>
    <style:font-face style:name="TibetanChogyalUnicode-170221" svg:font-family="TibetanChogyalUnicode-170221" style:font-pitch="variable"/>
    <style:font-face style:name="Berlin Sans FB" svg:font-family="'Berlin Sans FB'" style:font-family-generic="roman" style:font-pitch="variable"/>
    <style:font-face style:name="Century1" svg:font-family="Century" style:font-family-generic="roman" style:font-pitch="variable"/>
    <style:font-face style:name="Century" svg:font-family="Century" style:font-adornments="Normal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betanChogyalSkt3" svg:font-family="TibetanChogyalSkt3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5FBDFD39DF1AB59D.png" xlink:type="simple" xlink:show="embed" xlink:actuate="onLoad"/>
    <draw:fill-image draw:name="AudioIcon" xlink:href="Pictures/10000201000000C3000001038C928AA4E07C356B.png" xlink:type="simple" xlink:show="embed" xlink:actuate="onLoad"/>
    <draw:fill-image draw:name="Bitmap_20_23" draw:display-name="Bitmap 23" xlink:href="Pictures/10000201000000C3000001038C928AA4E07C356B.png" xlink:type="simple" xlink:show="embed" xlink:actuate="onLoad"/>
    <draw:fill-image draw:name="audio_25_20icon" draw:display-name="audio%20icon" xlink:href="Pictures/10000201000000150000001D355EE526B56FE17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0827in" fo:margin-bottom="0.0827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18pt" fo:font-style="normal" fo:font-weight="normal" style:font-name-asian="Noto Sans CJK SC Regular" style:font-family-asian="'Noto Sans CJK SC Regular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normal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ato" fo:font-family="Lato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Contents_20_1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/>
    </style:style>
    <style:style style:name="Contents_20_3" style:display-name="Contents 3" style:family="paragraph" style:parent-style-name="Contents_20_2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class="index">
      <loext:graphic-properties draw:fill="none" draw:fill-color="#729fcf"/>
      <style:paragraph-properties fo:margin-left="0.7874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Outline" style:class="text">
      <style:paragraph-properties fo:margin-left="0in" fo:margin-right="0in" fo:text-indent="0in" style:auto-text-indent="false"/>
      <style:text-properties fo:font-variant="small-caps" style:font-name="Lato1" fo:font-family="Lato" style:font-family-generic="swiss" style:font-pitch="variable" fo:font-size="22pt" style:font-size-asian="18pt" style:font-size-complex="18pt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in" fo:margin-right="0in" fo:margin-top="0.0827in" fo:margin-bottom="0.0827in" style:contextual-spacing="false" fo:text-indent="0in" style:auto-text-indent="false"/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in" fo:margin-right="0in" fo:margin-top="0.0827in" fo:margin-bottom="0.0827in" style:contextual-spacing="false" fo:text-indent="0in" style:auto-text-indent="false" fo:keep-with-next="always"/>
      <style:text-properties fo:font-variant="normal" fo:text-transform="none" style:font-name="Lato1" fo:font-family="Lato" style:font-family-generic="swiss" style:font-pitch="variable" fo:font-size="16pt" fo:font-style="normal" fo:font-weight="normal" officeooo:rsid="01412b7d" style:font-name-asian="Noto Sans CJK SC Regular" style:font-family-asian="'Noto Sans CJK SC Regular'" style:font-family-generic-asian="system" style:font-pitch-asian="variable" style:font-size-asian="101%" style:font-style-asian="italic" style:font-weight-asian="normal" style:font-name-complex="FreeSans" style:font-family-complex="FreeSans" style:font-family-generic-complex="system" style:font-pitch-complex="variable" style:font-size-complex="101%" style:font-style-complex="italic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85%" fo:font-style="normal" fo:font-weight="normal" style:font-name-asian="Noto Sans CJK SC Regular" style:font-family-asian="'Noto Sans CJK SC Regular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600"/>
    </style:style>
    <style:style style:name="Subtitle_20_noToC" style:display-name="Subtitle noToC" style:family="paragraph" style:auto-update="true" style:default-outline-level="" style:list-style-name="">
      <style:paragraph-properties fo:margin-left="0in" fo:margin-right="0in" fo:margin-top="0in" fo:margin-bottom="0.0783in" style:contextual-spacing="false" fo:text-align="center" style:justify-single-word="false" fo:text-indent="0in" style:auto-text-indent="false"/>
      <style:text-properties fo:font-variant="small-caps" style:font-name="Linux Libertine Display G" fo:font-family="'Linux Libertine Display G'" style:font-pitch="variable" fo:font-size="20pt" style:font-size-asian="20pt" style:font-size-complex="20pt"/>
    </style:style>
    <style:style style:name="Title_20_not_20_ToC" style:display-name="Title not ToC" style:family="paragraph" style:default-outline-level="" style:list-style-name="">
      <style:paragraph-properties fo:margin-top="0in" fo:margin-bottom="0.0783in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20pt" fo:font-weight="bold" officeooo:rsid="002d25a2" style:font-size-asian="20pt" style:font-size-complex="20pt"/>
    </style:style>
    <style:style style:name="Subtitle_20_noToC_20_smaller" style:display-name="Subtitle noToC smaller" style:family="paragraph" style:parent-style-name="Subtitle_20_noToC" style:auto-update="true">
      <style:text-properties fo:font-size="16pt" style:font-size-asian="10.5pt" style:font-size-complex="20pt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27in" style:contextual-spacing="true" fo:text-indent="0in" style:auto-text-indent="false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0.3937in" fo:margin-right="0in" fo:margin-top="0in" fo:margin-bottom="0.0984in" style:contextual-spacing="false" fo:line-height="100%" fo:text-indent="0in" style:auto-text-indent="false" style:page-number="auto" fo:background-color="transparent"/>
      <style:text-properties style:font-name="Times New Roman1" fo:font-family="'Times New Roman'" style:font-style-name="Normal" style:font-family-generic="roman" style:font-pitch="variable" officeooo:rsid="00c0ba99" style:font-size-asian="10.5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Namdröl_20_Shingta" style:display-name="Namdröl Shingta" style:family="paragraph" style:parent-style-name="Text_20_body">
      <style:paragraph-properties fo:padding="0.1965in" fo:border-left="3pt solid #000000" fo:border-right="none" fo:border-top="none" fo:border-bottom="none" style:shadow="none"/>
      <style:text-properties fo:color="#333333" loext:opacity="100%"/>
    </style:style>
    <style:style style:name="Citation_20_Namdröl_20_Shingta" style:display-name="Citation Namdröl Shingta" style:family="paragraph" style:parent-style-name="Namdröl_20_Shingta">
      <style:paragraph-properties fo:padding="0.3937in" fo:border-left="3pt solid #000000" fo:border-right="none" fo:border-top="none" fo:border-bottom="none" style:shadow="none" style:join-border="true"/>
      <style:text-properties fo:color="#333333" loext:opacity="100%" style:font-size-asian="10.5pt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 style:master-page-name="">
      <style:paragraph-properties style:page-number="auto"/>
      <style:text-properties fo:font-size="11.5500001907349pt" fo:font-weight="normal" style:font-weight-complex="bold"/>
    </style:style>
    <style:style style:name="Heading_20_7" style:display-name="Heading 7" style:family="paragraph" style:parent-style-name="Heading_20_6" style:next-style-name="Text_20_body" style:auto-update="true" style:default-outline-level="7" style:list-style-name="Outline" style:class="text" style:master-page-name="">
      <style:paragraph-properties style:page-number="auto"/>
      <style:text-properties fo:font-size="85%" fo:font-weight="bold" style:font-weight-complex="bold"/>
    </style:style>
    <style:style style:name="Contents_20_6" style:display-name="Contents 6" style:family="paragraph" style:parent-style-name="Index" style:class="index">
      <loext:graphic-properties draw:fill="none" draw:fill-color="#729fcf"/>
      <style:paragraph-properties fo:margin-left="0.9839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_20_8" style:next-style-name="Text_20_body" style:auto-update="true" style:default-outline-level="9" style:list-style-name="Outline" style:class="text">
      <style:text-properties fo:font-weight="normal" fo:background-color="transparent" style:font-weight-complex="bold"/>
    </style:style>
    <style:style style:name="Heading_20_8" style:display-name="Heading 8" style:family="paragraph" style:parent-style-name="Heading_20_7" style:next-style-name="Text_20_body" style:auto-update="true" style:default-outline-level="8" style:list-style-name="Outline" style:class="text">
      <style:text-properties fo:font-style="italic"/>
    </style:style>
    <style:style style:name="Heading_20_10" style:display-name="Heading 10" style:family="paragraph" style:parent-style-name="Heading_20_9" style:next-style-name="Text_20_body" style:auto-update="true" style:default-outline-level="10" style:list-style-name="Outline" style:class="text"/>
    <style:style style:name="Contents_20_8" style:display-name="Contents 8" style:family="paragraph" style:parent-style-name="Index" style:class="index">
      <loext:graphic-properties draw:fill="none" draw:fill-color="#729fcf"/>
      <style:paragraph-properties fo:margin-left="1.378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/>
    </style:style>
    <style:style style:name="Contents_20_7" style:display-name="Contents 7" style:family="paragraph" style:parent-style-name="Index" style:class="index">
      <loext:graphic-properties draw:fill="none" draw:fill-color="#729fcf"/>
      <style:paragraph-properties fo:margin-left="1.1811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Sitation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fo:padding-left="0.5902in" fo:padding-right="0.0193in" fo:padding-top="0.0193in" fo:padding-bottom="0.0193in" fo:border-left="3pt solid #000000" fo:border-right="none" fo:border-top="none" fo:border-bottom="none" style:shadow="none">
        <style:tab-stops>
          <style:tab-stop style:position="6.3984in" style:type="right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Sitation_20_Décalée" style:display-name="Sitation Décalée" style:family="paragraph" style:parent-style-name="Sitation" style:master-page-name="">
      <style:paragraph-properties fo:margin-left="0in" fo:margin-right="0in" fo:margin-top="0.0783in" fo:margin-bottom="0.0984in" style:contextual-spacing="true" fo:line-height="115%" fo:text-align="justify" style:justify-single-word="false" fo:keep-together="always" fo:orphans="0" fo:widows="0" fo:hyphenation-ladder-count="no-limit" fo:text-indent="0in" style:auto-text-indent="false" style:page-number="auto" fo:padding-left="0.5902in" fo:padding-right="0.0193in" fo:padding-top="0.0193in" fo:padding-bottom="0.0193in" fo:border-left="3pt solid #000000" fo:border-right="none" fo:border-top="none" fo:border-bottom="none" fo:keep-with-next="auto">
        <style:tab-stops/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_31_.1.1_20_Sous_20_Titre" style:display-name="1.1.1 Sous Titre" style:family="paragraph" style:next-style-name="Début_20_Paragraphe" style:default-outline-level="6" style:list-style-name="MOBI">
      <style:paragraph-properties fo:margin-left="0.5909in" fo:margin-right="0in" fo:margin-top="0in" fo:margin-bottom="0in" style:contextual-spacing="false" fo:line-height="115%" fo:keep-together="always" fo:hyphenation-ladder-count="no-limit" fo:text-indent="-0.5909in" style:auto-text-indent="false" fo:keep-with-next="always">
        <style:tab-stops/>
      </style:paragraph-properties>
      <style:text-properties style:font-name="Century1" fo:font-family="Century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Début_20_Paragraphe" style:display-name="Début Paragraphe" style:family="paragraph" style:parent-style-name="Namdröl_20_Shingta" style:next-style-name="Milieu_20_Paragraphe">
      <style:paragraph-properties fo:margin-top="0in" fo:margin-bottom="0in" style:contextual-spacing="false" fo:line-height="115%" fo:text-align="justify" style:justify-single-word="false" fo:orphans="0" fo:widows="0" fo:hyphenation-ladder-count="no-limit">
        <style:tab-stops>
          <style:tab-stop style:position="0.3937in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Milieu_20_Paragraphe" style:display-name="Milieu Paragraphe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style:shadow="none">
        <style:tab-stops>
          <style:tab-stop style:position="7.1862in" style:type="right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BASE_20_MOBI" style:display-name="BASE MOBI" style:family="paragraph">
      <style:paragraph-properties fo:margin-top="0in" fo:margin-bottom="0in" style:contextual-spacing="false" fo:line-height="100%" fo:text-align="justify" style:justify-single-word="false" fo:orphans="0" fo:widows="0" fo:hyphenation-ladder-count="no-limit" style:shadow="none"/>
      <style:text-properties style:font-name="Century" fo:font-family="Century" style:font-style-name="Normal" style:font-family-generic="roman" style:font-pitch="variable" fo:font-size="6pt" style:font-name-asian="Times New Roman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Footnote" style:family="paragraph" style:parent-style-name="Standard" style:class="extra"/>
    <style:style style:name="Note_20_de_20_Bas_20_de_20_Page" style:display-name="Note de Bas de Page" style:family="paragraph">
      <style:paragraph-properties fo:margin-left="0.2953in" fo:margin-right="0in" fo:margin-top="0in" fo:margin-bottom="0.0555in" style:contextual-spacing="false" fo:line-height="100%" fo:text-align="justify" style:justify-single-word="false" fo:orphans="0" fo:widows="0" fo:hyphenation-ladder-count="no-limit" fo:text-indent="-0.2953in" style:auto-text-indent="false">
        <style:tab-stops/>
      </style:paragraph-properties>
      <style:text-properties style:font-name="Century1" fo:font-family="Century" style:font-family-generic="roman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_31_.1._20_SOUS_20_TITRE" style:display-name="1.1. SOUS TITRE" style:family="paragraph" style:next-style-name="Début_20_Paragraphe" style:default-outline-level="5" style:list-style-name="MOBI">
      <style:paragraph-properties fo:margin-top="0.0783in" fo:margin-bottom="0.0984in" style:contextual-spacing="false" fo:line-height="115%" fo:keep-together="always" fo:hyphenation-ladder-count="no-limit" style:shadow="none" fo:keep-with-next="always"/>
      <style:text-properties fo:text-transform="uppercase" style:font-name="Century1" fo:font-family="Century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Sitation_20_-" style:display-name="Sitation -" style:family="paragraph" style:parent-style-name="Namdröl_20_Shingta" style:master-page-name="">
      <loext:graphic-properties draw:fill="none" draw:fill-color="#729fcf"/>
      <style:paragraph-properties fo:margin-left="1.378in" fo:margin-right="0in" fo:margin-top="0in" fo:margin-bottom="0in" style:contextual-spacing="false" fo:line-height="115%" fo:text-align="justify" style:justify-single-word="false" fo:hyphenation-ladder-count="no-limit" fo:text-indent="-1.378in" style:auto-text-indent="false" style:page-number="auto" fo:background-color="transparent" fo:padding-left="0.5902in" fo:padding-right="0.1965in" fo:padding-top="0.1965in" fo:padding-bottom="0.1965in" fo:border-left="3pt solid #000000" fo:border-right="none" fo:border-top="none" fo:border-bottom="none" style:shadow="none">
        <style:tab-stops/>
      </style:paragraph-properties>
      <style:text-properties style:font-name="Century1" fo:font-family="Century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_31_.1.1.1._20_sous_20_titre" style:display-name="1.1.1.1. sous titre" style:family="paragraph" style:next-style-name="BASE_20_MOBI" style:default-outline-level="7" style:list-style-name="MOBI">
      <style:paragraph-properties fo:margin-left="0.8862in" fo:margin-right="0.0591in" fo:margin-top="0in" fo:margin-bottom="0in" style:contextual-spacing="false" fo:keep-together="always" fo:hyphenation-ladder-count="no-limit" fo:text-indent="-0.8862in" style:auto-text-indent="false" fo:keep-with-next="always">
        <style:tab-stops/>
      </style:paragraph-properties>
      <style:text-properties style:font-name="Century1" fo:font-family="Century" style:font-family-generic="roman" style:font-pitch="variable" fo:font-size="14pt" fo:font-style="italic" style:font-name-asian="Batang" style:font-family-asian="Batang" style:font-family-generic-asian="system" style:font-pitch-asian="fixed" style:font-size-asian="14pt" style:font-style-asian="italic" style:font-name-complex="Aparajita" style:font-family-complex="Aparajita" style:font-family-generic-complex="swiss" style:font-pitch-complex="variable" style:font-size-complex="14pt" style:font-style-complex="italic" fo:hyphenate="false" fo:hyphenation-remain-char-count="2" fo:hyphenation-push-char-count="2" loext:hyphenation-no-caps="false"/>
    </style:style>
    <style:style style:name="Track_20_Number" style:display-name="Track Number" style:family="paragraph" style:parent-style-name="Standard" style:list-style-name="Numbering_20_123" style:master-page-name="">
      <loext:graphic-properties draw:fill="bitmap" draw:fill-image-name="AudioIcon" draw:fill-image-width="0.1909in" draw:fill-image-height="0.2535in" style:repeat="no-repeat" draw:fill-image-ref-point-x="0%" draw:fill-image-ref-point-y="0%" draw:fill-image-ref-point="left" draw:tile-repeat-offset="0% vertical"/>
      <style:paragraph-properties fo:margin-top="0.1181in" fo:margin-bottom="0.1181in" style:contextual-spacing="false" fo:line-height="100%" style:page-number="auto" fo:padding-left="0.2756in" fo:padding-right="0in" fo:padding-top="0in" fo:padding-bottom="0in" fo:border-left="0.51pt solid #ffffff" fo:border-right="none" fo:border-top="none" fo:border-bottom="none" style:shadow="none" fo:keep-with-next="always" style:join-border="true">
        <style:tab-stops/>
        <style:drop-cap/>
        <style:background-image xlink:href="Pictures/10000201000000C3000001038C928AA4E07C356B.png" xlink:type="simple" xlink:actuate="onLoad" style:position="center left" style:repeat="no-repeat"/>
      </style:paragraph-properties>
      <style:text-properties fo:font-variant="normal" fo:text-transform="none" fo:color="#071a70" loext:opacity="100%" style:text-outline="false" style:font-name="Lato1" fo:font-family="Lato" style:font-family-generic="swiss" style:font-pitch="variable" fo:font-size="12pt" fo:font-style="normal" fo:text-shadow="none" style:text-underline-style="none" fo:font-weight="bold" officeooo:rsid="011af792" style:text-underline-mode="continuous" style:text-overline-mode="continuous" style:text-line-through-mode="continuous" fo:background-color="transparen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jouts" style:family="paragraph" style:parent-style-name="Text_20_body">
      <style:paragraph-properties fo:margin-top="0.0547in" fo:margin-bottom="0in" style:contextual-spacing="true" fo:padding="0.0783in" fo:border-left="4pt solid #666666" fo:border-right="none" fo:border-top="none" fo:border-bottom="none" style:shadow="none"/>
      <style:text-properties fo:background-color="transparent" style:font-size-asian="10.5pt"/>
    </style:style>
    <style:style style:name="Frame_20_contents" style:display-name="Frame contents" style:family="paragraph" style:parent-style-name="Standard" style:class="extra"/>
    <style:style style:name="Transcribed_20_by" style:display-name="Transcribed by" style:family="paragraph" style:parent-style-name="Subtitle_20_noToC_20_smaller">
      <style:text-properties fo:language="en" fo:country="US" officeooo:rsid="0156c431"/>
    </style:style>
    <style:style style:name="Tibetan" style:family="paragraph" style:parent-style-name="Text_20_body" style:next-style-name="Transliteration">
      <style:paragraph-properties fo:margin-left="0.2953in" fo:margin-right="0in" fo:margin-top="0in" fo:margin-bottom="0.0398in" style:contextual-spacing="false" fo:line-height="100%" fo:text-indent="0in" style:auto-text-indent="false"/>
      <style:text-properties fo:font-size="28pt" style:font-size-asian="28pt" style:font-name-complex="TibetanChogyalUnicode-170221" style:font-family-complex="TibetanChogyalUnicode-170221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style:style style:name="Translation" style:family="paragraph" style:parent-style-name="Text_20_body" style:next-style-name="Transliteration">
      <style:paragraph-properties fo:margin-left="0.4925in" fo:margin-right="0in" fo:margin-top="0in" fo:margin-bottom="0in" style:contextual-spacing="false" fo:line-height="100%" fo:orphans="5" fo:widows="5" fo:text-indent="0in" style:auto-text-indent="false"/>
    </style:style>
    <style:style style:name="Transliteration" style:family="paragraph" style:parent-style-name="Text_20_body" style:next-style-name="Translation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" fo:font-family="Calibri" style:font-family-generic="swiss" style:font-pitch="variable" fo:language="zxx" fo:country="none" style:language-asian="zxx" style:country-asian="none" style:language-complex="zxx" style:country-complex="none"/>
    </style:style>
    <style:style style:name="Citation" style:family="paragraph" style:parent-style-name="Standard">
      <style:paragraph-properties fo:margin-left="0in" fo:margin-right="0in" fo:margin-top="0.0398in" fo:margin-bottom="0in" style:contextual-spacing="true" fo:text-indent="0in" style:auto-text-indent="false" fo:padding-left="0.1965in" fo:padding-right="0in" fo:padding-top="0.0398in" fo:padding-bottom="0.0398in" fo:border-left="4.99pt solid #999999" fo:border-right="none" fo:border-top="none" fo:border-bottom="none"/>
      <style:text-properties style:font-name="Garamond Dia" fo:font-family="'Garamond Dia'" style:font-style-name="Normal" style:font-family-generic="roman" style:font-pitch="variable" officeooo:rsid="018b3103" fo:background-color="transparent"/>
    </style:style>
    <style:style style:name="P._20_TIB" style:display-name="P. TIB" style:family="paragraph" style:default-outline-level="">
      <style:paragraph-properties fo:text-align="justify" style:justify-single-word="false" fo:orphans="2" fo:widows="2" style:writing-mode="lr-tb"/>
      <style:text-properties fo:font-size="11pt" style:font-size-asian="11pt"/>
    </style:style>
    <style:style style:name="Space_20_after_20_insertion" style:display-name="Space after insertion" style:family="paragraph" style:parent-style-name="Standard" style:nex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structions" style:family="paragraph" style:parent-style-name="Transliteration">
      <style:text-properties style:font-name="Times New Roman" fo:font-family="'Times New Roman'" style:font-family-generic="roman" style:font-pitch="variable" fo:font-size="12pt" fo:language="fr" fo:country="FR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Corps_20_de_20_texte.transliteration" style:display-name="Corps de texte.transliteration" style:family="paragraph" style:parent-style-name="Text_20_body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1" fo:font-family="Calibri, sans-serif"/>
    </style:style>
    <style:style style:name="Transliteration_20_1" style:display-name="Transliteration 1" style:family="paragraph" style:default-outline-level="">
      <loext:graphic-properties draw:fill="none" draw:fill-color="#ffffff"/>
      <style:paragraph-properties fo:margin-left="0.2953in" fo:margin-right="0in" fo:margin-top="0in" fo:margin-bottom="0in" style:contextual-spacing="false" fo:line-height="100%" fo:text-align="justify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italic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italic" style:font-weight-asian="normal" style:font-name-complex="Arial Unicode MS" style:font-family-complex="'Arial Unicode MS'" style:font-family-generic-complex="system" style:font-pitch-complex="variable" style:font-size-complex="12pt" style:font-style-complex="italic" style:font-weight-complex="normal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orphans="0" fo:widows="0" fo:hyphenation-ladder-count="no-limit">
        <style:tab-stops>
          <style:tab-stop style:position="0.5in"/>
        </style:tab-stops>
      </style:paragraph-properties>
      <style:text-properties style:use-window-font-color="true" loext:opacity="0%" style:font-name="Thorndale" fo:font-family="Thorndale" style:font-family-generic="roman" style:font-pitch="variable" fo:font-size="12pt" fo:language="en" fo:country="GB" style:font-name-asian="FZSongTi" style:font-family-asian="FZSongTi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betan_20_Instructions" style:display-name="Tibetan Instructions" style:family="paragraph" style:parent-style-name="Tibetan">
      <style:text-properties fo:font-size="28pt" style:font-size-asian="28pt" style:font-size-complex="22pt" style:language-complex="bo" style:country-complex="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_5f_CharLFO5LVL1" style:display-name="WW_CharLFO5LVL1" style:family="text">
      <style:text-properties style:use-window-font-color="true" loext:opacity="0%" style:font-name="Century1" fo:font-family="Century" style:font-family-generic="roman" style:font-pitch="variable" fo:font-size="8pt" fo:font-style="normal" fo:font-weight="normal" style:font-size-asian="8pt" style:font-style-asian="normal" style:font-weight-asian="normal"/>
    </style:style>
    <style:style style:name="WW_5f_CharLFO5LVL2" style:display-name="WW_CharLFO5LVL2" style:family="text">
      <style:text-properties fo:font-variant="normal" fo:text-transform="none" style:use-window-font-color="true" loext:opacity="0%" style:font-name="Century1" fo:font-family="Century" style:font-family-generic="roman" style:font-pitch="variable" fo:font-size="16pt" fo:font-style="normal" style:text-underline-style="none" fo:font-weight="normal" style:font-size-asian="16pt" style:font-style-asian="normal" style:font-weight-asian="normal"/>
    </style:style>
    <style:style style:name="WW_5f_CharLFO5LVL3" style:display-name="WW_CharLFO5LVL3" style:family="text">
      <style:text-properties fo:font-variant="normal" fo:text-transform="none" style:font-name="Century1" fo:font-family="Century" style:font-family-generic="roman" style:font-pitch="variable" fo:font-size="16pt" fo:font-style="normal" fo:font-weight="normal" style:font-size-asian="16pt" style:font-style-asian="normal" style:font-weight-asian="normal"/>
    </style:style>
    <style:style style:name="WW_5f_CharLFO5LVL4" style:display-name="WW_CharLFO5LVL4" style:family="text">
      <style:text-properties style:font-name="Century1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5" style:display-name="WW_CharLFO5LVL5" style:family="text">
      <style:text-properties style:font-name="Century1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6" style:display-name="WW_CharLFO5LVL6" style:family="text">
      <style:text-properties style:font-name="Century1" fo:font-family="Century" style:font-family-generic="roman" style:font-pitch="variable" fo:font-size="14pt" style:font-size-asian="14pt"/>
    </style:style>
    <style:style style:name="WW_5f_CharLFO5LVL7" style:display-name="WW_CharLFO5LVL7" style:family="text">
      <style:text-properties style:font-name="Century1" fo:font-family="Century" style:font-family-generic="roman" style:font-pitch="variable" fo:font-size="14pt" style:text-underline-style="none" style:font-size-asian="14pt"/>
    </style:style>
    <style:style style:name="Police_20_par_20_défaut" style:display-name="Police par défaut" style:family="text"/>
    <style:style style:name="Paragraphe_20_de_20_liste_20_Car" style:display-name="Paragraphe de liste Car" style:family="text" style:parent-style-name="Police_20_par_20_défaut"/>
    <style:style style:name="Milieu_20_Paragraphe_20_Car" style:display-name="Milieu Paragraphe Car" style:family="text" style:parent-style-name="Paragraphe_20_de_20_liste_20_Car">
      <style:text-properties style:font-name="Century1" fo:font-family="Century" style:font-family-generic="roman" style:font-pitch="variable" fo:font-size="12pt" style:font-size-asian="12pt" style:font-size-complex="12pt"/>
    </style:style>
    <style:style style:name="PECHAS_20_NUM_20_Car" style:display-name="PECHAS NUM Car" style:family="text" style:parent-style-name="Milieu_20_Paragraphe_20_Car">
      <style:text-properties style:font-name="Century1" fo:font-family="Century" style:font-family-generic="roman" style:font-pitch="variable" fo:font-size="12pt" fo:font-weight="bold" style:font-size-asian="12pt" style:font-weight-asian="bold" style:font-size-complex="12pt"/>
    </style:style>
    <style:style style:name="Titre_20_4_20_Car" style:display-name="Titre 4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fr" style:country-asian="FR" style:font-style-asian="italic" style:font-name-complex="Microsoft Himalaya" style:font-family-complex="'Microsoft Himalaya'" style:font-family-generic-complex="system" style:font-pitch-complex="variable" style:font-style-complex="italic"/>
    </style:style>
    <style:style style:name="_31_._20_Titre_20_Car" style:display-name="1. Titre Car" style:family="text" style:parent-style-name="Titre_20_4_20_Car">
      <style:text-properties fo:color="#2e74b5" loext:opacity="100%" style:font-name="Century1" fo:font-family="Century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language-asian="fr" style:country-asian="FR" style:font-style-asian="normal" style:font-weight-asian="bold" style:font-name-complex="Microsoft Himalaya" style:font-family-complex="'Microsoft Himalaya'" style:font-family-generic-complex="system" style:font-pitch-complex="variable" style:font-style-complex="italic" style:font-weight-complex="bold"/>
    </style:style>
    <style:style style:name="_31_.1._20_SOUS_20_TITRE_20_Car" style:display-name="1.1. SOUS TITRE Car" style:family="text" style:parent-style-name="_31_._20_Titre_20_Car">
      <style:text-properties fo:text-transform="uppercase" fo:color="#2e74b5" loext:opacity="100%" style:font-name="Century1" fo:font-family="Century" style:font-family-generic="roman" style:font-pitch="variable" fo:font-size="14pt" fo:font-style="normal" fo:font-weight="normal" style:font-name-asian="Times New Roman" style:font-family-asian="'Times New Roman'" style:font-family-generic-asian="roman" style:font-pitch-asian="variable" style:font-size-asian="14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4pt" style:font-style-complex="normal" style:font-weight-complex="bold"/>
    </style:style>
    <style:style style:name="PECHAS_20_NUM_20_TITLE_20_Car" style:display-name="PECHAS NUM TITLE Car" style:family="text" style:parent-style-name="_31_.1._20_SOUS_20_TITRE_20_Car">
      <style:text-properties fo:text-transform="uppercase" fo:color="#000000" loext:opacity="100%" style:font-name="Century1" fo:font-family="Century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" style:display-name="ListLabel 2" style:family="text">
      <style:text-properties style:use-window-font-color="true" loext:opacity="0%" style:font-name="Berlin Sans FB" fo:font-family="'Berlin Sans FB'" style:font-family-generic="roman" style:font-pitch="variable"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fo:text-transform="uppercase" style:use-window-font-color="true" loext:opacity="0%" fo:font-size="16pt" fo:font-style="normal" style:text-underline-style="none" fo:font-weight="normal" style:font-size-asian="16pt" style:font-style-asian="normal" style:font-weight-asian="normal"/>
    </style:style>
    <style:style style:name="ListLabel_20_4" style:display-name="ListLabel 4" style:family="text">
      <style:text-properties fo:font-variant="normal" fo:text-transform="none" fo:font-size="16pt" fo:font-style="normal" fo:font-weight="normal" style:font-size-asian="16pt" style:font-style-asian="normal" style:font-weight-asian="normal"/>
    </style:style>
    <style:style style:name="ListLabel_20_5" style:display-name="ListLabel 5" style:family="text">
      <style:text-properties fo:font-size="14pt" fo:font-style="normal" fo:font-weight="normal" style:font-size-asian="14pt" style:font-style-asian="normal" style:font-weight-asian="normal"/>
    </style:style>
    <style:style style:name="ListLabel_20_6" style:display-name="ListLabel 6" style:family="text">
      <style:text-properties fo:font-size="14pt" fo:font-style="normal" fo:font-weight="normal" style:font-size-asian="14pt" style:font-style-asian="normal" style:font-weight-asian="normal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OBI">
      <text:list-level-style-number text:level="1" text:style-name="WW_5f_CharLFO5LVL1" style:num-format="">
        <style:list-level-properties text:list-level-position-and-space-mode="label-alignment">
          <style:list-level-label-alignment text:label-followed-by="nothing" fo:text-indent="-0.3937in" fo:margin-left="0.3937in"/>
        </style:list-level-properties>
      </text:list-level-style-number>
      <text:list-level-style-number text:level="2" text:style-name="WW_5f_CharLFO5LVL2" style:num-format="I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" style:num-suffix="." style:num-format="I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3" text:style-name="ListLabel_20_4" style:num-suffix="." style:num-format="1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4" text:style-name="ListLabel_20_5" style:num-suffix="." style:num-format="1" text:display-levels="2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5" text:style-name="ListLabel_20_6" style:num-suffix="." style:num-format="1" text:display-levels="3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6" text:style-name="ListLabel_20_7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7" text:style-name="ListLabel_20_8" style:num-format="">
        <style:list-level-properties text:list-level-position-and-space-mode="label-alignment">
          <style:list-level-label-alignment text:label-followed-by="nothing" fo:text-indent="-0.4925in" fo:margin-left="0.492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/>
      <number:text>, y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1d680d2" officeooo:paragraph-rsid="01d680d2"/>
    </style:style>
    <style:page-layout style:name="Mpm1">
      <style:page-layout-properties fo:page-width="8.5in" fo:page-height="11in" style:num-format="1" style:print-orientation="portrait" fo:margin-top="0.7083in" fo:margin-bottom="0.7083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8T08:53:46.922000000</meta:creation-date>
    <meta:editing-duration>PT9M38S</meta:editing-duration>
    <meta:editing-cycles>2</meta:editing-cycles>
    <meta:generator>LibreOffice/7.1.3.2$Windows_X86_64 LibreOffice_project/47f78053abe362b9384784d31a6e56f8511eb1c1</meta:generator>
    <dc:subject>TODO Subject</dc:subject>
    <dc:title>Basic</dc:title>
    <meta:keyword>transcript</meta:keyword>
    <meta:keyword>Tülku Rinpoche</meta:keyword>
    <meta:keyword>chanteloube</meta:keyword>
    <meta:keyword>Vajrakilaya</meta:keyword>
    <meta:keyword>kyerim</meta:keyword>
    <meta:keyword>yidam</meta:keyword>
    <dc:date>2021-07-18T09:13:56.366000000</dc:date>
    <meta:document-statistic meta:table-count="0" meta:image-count="0" meta:object-count="0" meta:page-count="20" meta:paragraph-count="810" meta:word-count="3690" meta:character-count="21118" meta:non-whitespace-character-count="18437"/>
    <meta:template xlink:type="simple" xlink:actuate="onRequest" xlink:title="Basic" xlink:href="../../../../../AppData/Roaming/LibreOffice/4/user/template/Basic.ott" meta:date="2021-07-18T08:53:46.617000000"/>
  </office:meta>
</office:document-meta>
</file>